
<file path=META-INF/manifest.xml><?xml version="1.0" encoding="utf-8"?>
<manifest:manifest xmlns:manifest="urn:oasis:names:tc:opendocument:xmlns:manifest:1.0">
  <manifest:file-entry manifest:full-path="Object 2/" manifest:media-type="application/vnd.oasis.opendocument.chart"/>
  <manifest:file-entry manifest:full-path="/" manifest:media-type="application/vnd.oasis.opendocument.text"/>
  <manifest:file-entry manifest:full-path="Object 1/" manifest:media-type="application/vnd.oasis.opendocument.chart"/>
  <manifest:file-entry manifest:full-path="mimetype" manifest:media-type="text/plain"/>
  <manifest:file-entry manifest:full-path="content.xml" manifest:media-type="text/xml"/>
  <manifest:file-entry manifest:full-path="Object 2/content.xml" manifest:media-type="text/xml"/>
  <manifest:file-entry manifest:full-path="Object 2/styles.xml" manifest:media-type="text/xml"/>
  <manifest:file-entry manifest:full-path="Object 1/content.xml" manifest:media-type="text/xml"/>
  <manifest:file-entry manifest:full-path="Object 1/styles.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language-asian="en" style:country-asian="US" style:language-complex="ar" style:country-complex="SA"/>
    </style:style>
    <style:style style:name="T3" style:parent-style-name="DefaultParagraphFont" style:family="text">
      <style:text-properties style:language-asian="en" style:country-asian="US" style:language-complex="ar" style:country-complex="SA"/>
    </style:style>
    <style:style style:family="graphic" style:name="a0">
      <style:graphic-properties style:wrap="parallel" style:wrap-contour="false" style:horizontal-rel="paragraph" style:vertical-rel="paragraph" style:horizontal-pos="center" style:vertical-pos="top"/>
    </style:style>
    <style:style style:family="graphic" style:name="a1">
      <style:graphic-properties/>
    </style:style>
  </office:automatic-styles>
  <office:body>
    <office:text text:use-soft-page-breaks="true">
      <text:p text:style-name="P1">May 1</text:p>
      <text:p text:style-name="Standard"/>
      <text:p text:style-name="Standard">Copied “1A0S.fasta” and “cluster73.clu” from “spring 2012 final paper/typical seq id”</text:p>
      <text:p text:style-name="Standard"/>
      <text:p text:style-name="Standard">Downloaded “1AF6.fasta” from the PDB website's 1AF6 entry.</text:p>
      <text:p text:style-name="Standard"/>
      <text:p text:style-name="Standard">Following the protocol in<text:s/>“spring 2012 final paper/typical seq id/typical seq id log.odt”, made an alignment of those two pdb sequences and the cluster sequences, but using the Gonnet series matrices built into ClustalX. Saved this alignment as “cluster73 1a0s 1af6 gonnet.aln”</text:p>
      <text:p text:style-name="Standard"/>
      <text:p text:style-name="Standard">Saved just the PDB sequence sfrom this alignment, with gap-only columns removed, as “1a0s 1af6 gonnet.aln”</text:p>
      <text:p text:style-name="Standard"/>
      <text:p text:style-name="Standard">Copied Daniel's aligned structures of 1AF6 and 1A0S from “pymol/structures”</text:p>
      <text:p text:style-name="Standard"><text:line-break/>Ran z_diff generating script “z_compare msa.py” to produce “known 1A0S, unknown 1AF6 z_diff, msa gonnet alignment.csv” and “known 1AF6, unknown 1A0S z_diff, msa gonnet alignment.csv”</text:p>
      <text:p text:style-name="Standard"/>
      <text:p text:style-name="Standard">Plot of z_diff vs. included residue count:</text:p>
      <text:p text:style-name="Standard"/>
      <text:p text:style-name="Standard"><text:span text:style-name="T2"><draw:frame draw:z-index="251658240" draw:style-name="a0" draw:name="Object1" text:anchor-type="paragraph" svg:x="0in" svg:y="0in" svg:width="3.15417in" svg:height="2.75069in" style:rel-width="scale" style:rel-height="scale"><draw:object xlink:href="Object 1/"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Gonnet series matrix actually does much BETTER than the BBTM matrices!</text:p>
      <text:p text:style-name="Standard"/>
      <text:p text:style-name="Standard"/>
      <text:p text:style-name="Standard">May 2</text:p>
      <text:p text:style-name="Standard"/>
      <text:p text:style-name="Standard">Are Gonnet MSA's better than Gonnet pairwise alignments?<text:line-break/></text:p>
      <text:p text:style-name="Standard">Re-aligned the two sequences using the Gonnet series matrices, output as "spring 2012 final paper/gonnet alignment/1a0s 1af6 pairwise gonnet.aln"</text:p>
      <text:p text:style-name="Standard"/>
      <text:p text:style-name="Standard">z_diff results:</text:p>
      <text:soft-page-break/>
      <text:p text:style-name="Standard"><text:span text:style-name="T3"><draw:frame draw:style-name="a1" draw:name="Chart 2" text:anchor-type="as-char" svg:x="0in" svg:y="0in" svg:width="5in" svg:height="3in" style:rel-width="scale" style:rel-height="scale"><draw:object xlink:href="Object 2/" xlink:type="simple" xlink:show="embed" xlink:actuate="onLoad"/><svg:title/><svg:desc/></draw:frame></text:span></text:p>
      <text:p text:style-name="Standard"/>
      <text:p text:style-name="Standard">Little worse, looks like, not by especially much.</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lexander Davis</meta:initial-creator>
    <dc:creator>Nanda Lab</dc:creator>
    <meta:creation-date>2012-05-01T23:04:00Z</meta:creation-date>
    <dc:date>2012-05-02T19:02:00Z</dc:date>
    <meta:template xlink:href="Normal.dotm" xlink:type="simple"/>
    <meta:editing-cycles>6</meta:editing-cycles>
    <meta:editing-duration>PT1260S</meta:editing-duration>
    <meta:document-statistic meta:page-count="2" meta:paragraph-count="2" meta:word-count="181" meta:character-count="1214" meta:row-count="8" meta:non-whitespace-character-count="1035"/>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style:graphic-properties draw:fill="none" draw:stroke="solid" svg:stroke-width="0.01042in" svg:stroke-color="#b3b3b3" svg:stroke-opacity="100%" draw:stroke-linejoin="round"/>
    </style:style>
    <style:style style:family="chart" style:name="Wal0">
      <style:graphic-properties draw:fill="none" draw:stroke="solid" svg:stroke-width="0.01042in" svg:stroke-color="#b3b3b3" svg:stroke-opacity="100%" draw:stroke-linejoin="round"/>
    </style:style>
    <style:style style:family="chart" style:name="GMa0">
      <style:graphic-properties draw:fill="none" draw:stroke="solid" svg:stroke-width="0.01042in" svg:stroke-color="#b3b3b3"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1111in" style:font-size-asian="0.11111in" style:font-size-complex="0.1111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1111in" style:font-size-asian="0.11111in" style:font-size-complex="0.1111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office:automatic-styles>
  <office:body>
    <office:chart>
      <chart:chart chart:class="chart:bar" svg:height="198.05pt" svg:width="227.1pt" chart:style-name="Crt0">
        <chart:plot-area svg:x="4.535748031496063pt" svg:y="3.940551181102362pt" svg:width="218.0285826771654pt" svg:height="190.1688188976378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79"/>
          </chart:axis>
          <chart:series chart:label-cell-address="local-table.$B$1" chart:values-cell-range-address="local-table.$B$2:.$B$379" chart:class="chart:bar" chart:attached-axis="primary-y" chart:style-name="G0S0">
            <chart:data-point chart:repeated="378"/>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olumn A</text:p>
              </table:table-cell>
            </table:table-row>
          </table:table-header-rows>
          <table:table-row>
            <table:table-cell office:value-type="string">
              <text:p>1</text:p>
            </table:table-cell>
            <table:table-cell office:value-type="float" office:value="-2.177"/>
          </table:table-row>
          <table:table-row>
            <table:table-cell office:value-type="string">
              <text:p>2</text:p>
            </table:table-cell>
            <table:table-cell office:value-type="float" office:value="-1.61"/>
          </table:table-row>
          <table:table-row>
            <table:table-cell office:value-type="string">
              <text:p>3</text:p>
            </table:table-cell>
            <table:table-cell office:value-type="float" office:value="-1.4910000000000001"/>
          </table:table-row>
          <table:table-row>
            <table:table-cell office:value-type="string">
              <text:p>4</text:p>
            </table:table-cell>
            <table:table-cell office:value-type="float" office:value="-1.478"/>
          </table:table-row>
          <table:table-row>
            <table:table-cell office:value-type="string">
              <text:p>5</text:p>
            </table:table-cell>
            <table:table-cell office:value-type="float" office:value="-1.5620000000000001"/>
          </table:table-row>
          <table:table-row>
            <table:table-cell office:value-type="string">
              <text:p>6</text:p>
            </table:table-cell>
            <table:table-cell office:value-type="float" office:value="-1.44"/>
          </table:table-row>
          <table:table-row>
            <table:table-cell office:value-type="string">
              <text:p>7</text:p>
            </table:table-cell>
            <table:table-cell office:value-type="float" office:value="-1.45"/>
          </table:table-row>
          <table:table-row>
            <table:table-cell office:value-type="string">
              <text:p>8</text:p>
            </table:table-cell>
            <table:table-cell office:value-type="float" office:value="-1.268"/>
          </table:table-row>
          <table:table-row>
            <table:table-cell office:value-type="string">
              <text:p>9</text:p>
            </table:table-cell>
            <table:table-cell office:value-type="float" office:value="-1.2030000000000001"/>
          </table:table-row>
          <table:table-row>
            <table:table-cell office:value-type="string">
              <text:p>10</text:p>
            </table:table-cell>
            <table:table-cell office:value-type="float" office:value="-0.99399999999999999"/>
          </table:table-row>
          <table:table-row>
            <table:table-cell office:value-type="string">
              <text:p>11</text:p>
            </table:table-cell>
            <table:table-cell office:value-type="float" office:value="-0.624"/>
          </table:table-row>
          <table:table-row>
            <table:table-cell office:value-type="string">
              <text:p>12</text:p>
            </table:table-cell>
            <table:table-cell office:value-type="float" office:value="-0.33200099999999999"/>
          </table:table-row>
          <table:table-row>
            <table:table-cell office:value-type="string">
              <text:p>13</text:p>
            </table:table-cell>
            <table:table-cell office:value-type="float" office:value="-0.60499999999999998"/>
          </table:table-row>
          <table:table-row>
            <table:table-cell office:value-type="string">
              <text:p>14</text:p>
            </table:table-cell>
            <table:table-cell office:value-type="float" office:value="-1.145"/>
          </table:table-row>
          <table:table-row>
            <table:table-cell office:value-type="string">
              <text:p>15</text:p>
            </table:table-cell>
            <table:table-cell office:value-type="float" office:value="-2.3490000000000002"/>
          </table:table-row>
          <table:table-row>
            <table:table-cell office:value-type="string">
              <text:p>16</text:p>
            </table:table-cell>
            <table:table-cell office:value-type="float" office:value="-6.798"/>
          </table:table-row>
          <table:table-row>
            <table:table-cell office:value-type="string">
              <text:p>17</text:p>
            </table:table-cell>
            <table:table-cell office:value-type="float" office:value="-5.76"/>
          </table:table-row>
          <table:table-row>
            <table:table-cell office:value-type="string">
              <text:p>18</text:p>
            </table:table-cell>
            <table:table-cell office:value-type="float" office:value="-0.57499999999999996"/>
          </table:table-row>
          <table:table-row>
            <table:table-cell office:value-type="string">
              <text:p>19</text:p>
            </table:table-cell>
            <table:table-cell office:value-type="float" office:value="0.113"/>
          </table:table-row>
          <table:table-row>
            <table:table-cell office:value-type="string">
              <text:p>20</text:p>
            </table:table-cell>
            <table:table-cell office:value-type="float" office:value="3.0329999999999999"/>
          </table:table-row>
          <table:table-row>
            <table:table-cell office:value-type="string">
              <text:p>21</text:p>
            </table:table-cell>
            <table:table-cell office:value-type="float" office:value="4.9459999999999997"/>
          </table:table-row>
          <table:table-row>
            <table:table-cell office:value-type="string">
              <text:p>22</text:p>
            </table:table-cell>
            <table:table-cell office:value-type="float" office:value="1.782"/>
          </table:table-row>
          <table:table-row>
            <table:table-cell office:value-type="string">
              <text:p>23</text:p>
            </table:table-cell>
            <table:table-cell office:value-type="float" office:value="-1.9059999999999999"/>
          </table:table-row>
          <table:table-row>
            <table:table-cell office:value-type="string">
              <text:p>24</text:p>
            </table:table-cell>
            <table:table-cell office:value-type="float" office:value="-2.6349999999999998"/>
          </table:table-row>
          <table:table-row>
            <table:table-cell office:value-type="string">
              <text:p>25</text:p>
            </table:table-cell>
            <table:table-cell office:value-type="float" office:value="-3.0649999999999999"/>
          </table:table-row>
          <table:table-row>
            <table:table-cell office:value-type="string">
              <text:p>26</text:p>
            </table:table-cell>
            <table:table-cell office:value-type="float" office:value="-2.903"/>
          </table:table-row>
          <table:table-row>
            <table:table-cell office:value-type="string">
              <text:p>27</text:p>
            </table:table-cell>
            <table:table-cell office:value-type="float" office:value="-1.034"/>
          </table:table-row>
          <table:table-row>
            <table:table-cell office:value-type="string">
              <text:p>28</text:p>
            </table:table-cell>
            <table:table-cell office:value-type="float" office:value="-1.091"/>
          </table:table-row>
          <table:table-row>
            <table:table-cell office:value-type="string">
              <text:p>29</text:p>
            </table:table-cell>
            <table:table-cell office:value-type="float" office:value="-1.643"/>
          </table:table-row>
          <table:table-row>
            <table:table-cell office:value-type="string">
              <text:p>30</text:p>
            </table:table-cell>
            <table:table-cell office:value-type="float" office:value="-1.46"/>
          </table:table-row>
          <table:table-row>
            <table:table-cell office:value-type="string">
              <text:p>31</text:p>
            </table:table-cell>
            <table:table-cell office:value-type="float" office:value="-0.86599999999999999"/>
          </table:table-row>
          <table:table-row>
            <table:table-cell office:value-type="string">
              <text:p>32</text:p>
            </table:table-cell>
            <table:table-cell office:value-type="float" office:value="-0.65800000000000003"/>
          </table:table-row>
          <table:table-row>
            <table:table-cell office:value-type="string">
              <text:p>33</text:p>
            </table:table-cell>
            <table:table-cell office:value-type="float" office:value="-0.78300000000000003"/>
          </table:table-row>
          <table:table-row>
            <table:table-cell office:value-type="string">
              <text:p>34</text:p>
            </table:table-cell>
            <table:table-cell office:value-type="float" office:value="-0.99099999999999999"/>
          </table:table-row>
          <table:table-row>
            <table:table-cell office:value-type="string">
              <text:p>35</text:p>
            </table:table-cell>
            <table:table-cell office:value-type="float" office:value="-1.0840000000000001"/>
          </table:table-row>
          <table:table-row>
            <table:table-cell office:value-type="string">
              <text:p>36</text:p>
            </table:table-cell>
            <table:table-cell office:value-type="float" office:value="-2.4780000000000002"/>
          </table:table-row>
          <table:table-row>
            <table:table-cell office:value-type="string">
              <text:p>37</text:p>
            </table:table-cell>
            <table:table-cell office:value-type="float" office:value="-1.726"/>
          </table:table-row>
          <table:table-row>
            <table:table-cell office:value-type="string">
              <text:p>38</text:p>
            </table:table-cell>
            <table:table-cell office:value-type="float" office:value="-1.544"/>
          </table:table-row>
          <table:table-row>
            <table:table-cell office:value-type="string">
              <text:p>39</text:p>
            </table:table-cell>
            <table:table-cell office:value-type="float" office:value="-1.3460000000000001"/>
          </table:table-row>
          <table:table-row>
            <table:table-cell office:value-type="string">
              <text:p>40</text:p>
            </table:table-cell>
            <table:table-cell office:value-type="float" office:value="-1.2689999999999999"/>
          </table:table-row>
          <table:table-row>
            <table:table-cell office:value-type="string">
              <text:p>41</text:p>
            </table:table-cell>
            <table:table-cell office:value-type="float" office:value="-1.3839999999999999"/>
          </table:table-row>
          <table:table-row>
            <table:table-cell office:value-type="string">
              <text:p>42</text:p>
            </table:table-cell>
            <table:table-cell office:value-type="float" office:value="-1.448"/>
          </table:table-row>
          <table:table-row>
            <table:table-cell office:value-type="string">
              <text:p>43</text:p>
            </table:table-cell>
            <table:table-cell office:value-type="float" office:value="-1.4470000000000001"/>
          </table:table-row>
          <table:table-row>
            <table:table-cell office:value-type="string">
              <text:p>44</text:p>
            </table:table-cell>
            <table:table-cell office:value-type="float" office:value="-1.1970000000000001"/>
          </table:table-row>
          <table:table-row>
            <table:table-cell office:value-type="string">
              <text:p>45</text:p>
            </table:table-cell>
            <table:table-cell office:value-type="float" office:value="-1.486"/>
          </table:table-row>
          <table:table-row>
            <table:table-cell office:value-type="string">
              <text:p>46</text:p>
            </table:table-cell>
            <table:table-cell office:value-type="float" office:value="-0.68500000000000005"/>
          </table:table-row>
          <table:table-row>
            <table:table-cell office:value-type="string">
              <text:p>47</text:p>
            </table:table-cell>
            <table:table-cell office:value-type="float" office:value="-0.78500000000000003"/>
          </table:table-row>
          <table:table-row>
            <table:table-cell office:value-type="string">
              <text:p>48</text:p>
            </table:table-cell>
            <table:table-cell office:value-type="float" office:value="-3.98"/>
          </table:table-row>
          <table:table-row>
            <table:table-cell office:value-type="string">
              <text:p>49</text:p>
            </table:table-cell>
            <table:table-cell office:value-type="float" office:value="-4.2949999999999999"/>
          </table:table-row>
          <table:table-row>
            <table:table-cell office:value-type="string">
              <text:p>50</text:p>
            </table:table-cell>
            <table:table-cell office:value-type="float" office:value="-2.984"/>
          </table:table-row>
          <table:table-row>
            <table:table-cell office:value-type="string">
              <text:p>51</text:p>
            </table:table-cell>
            <table:table-cell office:value-type="float" office:value="-3.988"/>
          </table:table-row>
          <table:table-row>
            <table:table-cell office:value-type="string">
              <text:p>52</text:p>
            </table:table-cell>
            <table:table-cell office:value-type="float" office:value="-0.80699900000000002"/>
          </table:table-row>
          <table:table-row>
            <table:table-cell office:value-type="string">
              <text:p>53</text:p>
            </table:table-cell>
            <table:table-cell office:value-type="float" office:value="-1.373"/>
          </table:table-row>
          <table:table-row>
            <table:table-cell office:value-type="string">
              <text:p>54</text:p>
            </table:table-cell>
            <table:table-cell office:value-type="float" office:value="-0.97199999999999998"/>
          </table:table-row>
          <table:table-row>
            <table:table-cell office:value-type="string">
              <text:p>55</text:p>
            </table:table-cell>
            <table:table-cell office:value-type="float" office:value="-1.1599999999999999"/>
          </table:table-row>
          <table:table-row>
            <table:table-cell office:value-type="string">
              <text:p>56</text:p>
            </table:table-cell>
            <table:table-cell office:value-type="float" office:value="-1.673"/>
          </table:table-row>
          <table:table-row>
            <table:table-cell office:value-type="string">
              <text:p>57</text:p>
            </table:table-cell>
            <table:table-cell office:value-type="float" office:value="-0.749"/>
          </table:table-row>
          <table:table-row>
            <table:table-cell office:value-type="string">
              <text:p>58</text:p>
            </table:table-cell>
            <table:table-cell office:value-type="float" office:value="-0.83599999999999997"/>
          </table:table-row>
          <table:table-row>
            <table:table-cell office:value-type="string">
              <text:p>59</text:p>
            </table:table-cell>
            <table:table-cell office:value-type="float" office:value="-0.84"/>
          </table:table-row>
          <table:table-row>
            <table:table-cell office:value-type="string">
              <text:p>60</text:p>
            </table:table-cell>
            <table:table-cell office:value-type="float" office:value="-0.79900000000000004"/>
          </table:table-row>
          <table:table-row>
            <table:table-cell office:value-type="string">
              <text:p>61</text:p>
            </table:table-cell>
            <table:table-cell office:value-type="float" office:value="-1.1259999999999999"/>
          </table:table-row>
          <table:table-row>
            <table:table-cell office:value-type="string">
              <text:p>62</text:p>
            </table:table-cell>
            <table:table-cell office:value-type="float" office:value="-1.468"/>
          </table:table-row>
          <table:table-row>
            <table:table-cell office:value-type="string">
              <text:p>63</text:p>
            </table:table-cell>
            <table:table-cell office:value-type="float" office:value="-1.3660000000000001"/>
          </table:table-row>
          <table:table-row>
            <table:table-cell office:value-type="string">
              <text:p>64</text:p>
            </table:table-cell>
            <table:table-cell office:value-type="float" office:value="-0.82799999999999996"/>
          </table:table-row>
          <table:table-row>
            <table:table-cell office:value-type="string">
              <text:p>65</text:p>
            </table:table-cell>
            <table:table-cell office:value-type="float" office:value="-1.452"/>
          </table:table-row>
          <table:table-row>
            <table:table-cell office:value-type="string">
              <text:p>66</text:p>
            </table:table-cell>
            <table:table-cell office:value-type="float" office:value="-1.145"/>
          </table:table-row>
          <table:table-row>
            <table:table-cell office:value-type="string">
              <text:p>67</text:p>
            </table:table-cell>
            <table:table-cell office:value-type="float" office:value="-1.252"/>
          </table:table-row>
          <table:table-row>
            <table:table-cell office:value-type="string">
              <text:p>68</text:p>
            </table:table-cell>
            <table:table-cell office:value-type="float" office:value="1.506"/>
          </table:table-row>
          <table:table-row>
            <table:table-cell office:value-type="string">
              <text:p>69</text:p>
            </table:table-cell>
            <table:table-cell office:value-type="float" office:value="-3.754"/>
          </table:table-row>
          <table:table-row>
            <table:table-cell office:value-type="string">
              <text:p>70</text:p>
            </table:table-cell>
            <table:table-cell office:value-type="float" office:value="-2.6520000000000001"/>
          </table:table-row>
          <table:table-row>
            <table:table-cell office:value-type="string">
              <text:p>71</text:p>
            </table:table-cell>
            <table:table-cell office:value-type="float" office:value="-2.7229999999999999"/>
          </table:table-row>
          <table:table-row>
            <table:table-cell office:value-type="string">
              <text:p>72</text:p>
            </table:table-cell>
            <table:table-cell office:value-type="float" office:value="-2.1890000000000001"/>
          </table:table-row>
          <table:table-row>
            <table:table-cell office:value-type="string">
              <text:p>73</text:p>
            </table:table-cell>
            <table:table-cell office:value-type="float" office:value="-1.256"/>
          </table:table-row>
          <table:table-row>
            <table:table-cell office:value-type="string">
              <text:p>74</text:p>
            </table:table-cell>
            <table:table-cell office:value-type="float" office:value="-1.2450000000000001"/>
          </table:table-row>
          <table:table-row>
            <table:table-cell office:value-type="string">
              <text:p>75</text:p>
            </table:table-cell>
            <table:table-cell office:value-type="float" office:value="2.5920000000000001"/>
          </table:table-row>
          <table:table-row>
            <table:table-cell office:value-type="string">
              <text:p>76</text:p>
            </table:table-cell>
            <table:table-cell office:value-type="float" office:value="2.1150000000000002"/>
          </table:table-row>
          <table:table-row>
            <table:table-cell office:value-type="string">
              <text:p>77</text:p>
            </table:table-cell>
            <table:table-cell office:value-type="float" office:value="2.282"/>
          </table:table-row>
          <table:table-row>
            <table:table-cell office:value-type="string">
              <text:p>78</text:p>
            </table:table-cell>
            <table:table-cell office:value-type="float" office:value="-1.766"/>
          </table:table-row>
          <table:table-row>
            <table:table-cell office:value-type="string">
              <text:p>79</text:p>
            </table:table-cell>
            <table:table-cell office:value-type="float" office:value="-1.8919999999999999"/>
          </table:table-row>
          <table:table-row>
            <table:table-cell office:value-type="string">
              <text:p>80</text:p>
            </table:table-cell>
            <table:table-cell office:value-type="float" office:value="-0.95499999999999996"/>
          </table:table-row>
          <table:table-row>
            <table:table-cell office:value-type="string">
              <text:p>81</text:p>
            </table:table-cell>
            <table:table-cell office:value-type="float" office:value="-0.54800000000000004"/>
          </table:table-row>
          <table:table-row>
            <table:table-cell office:value-type="string">
              <text:p>82</text:p>
            </table:table-cell>
            <table:table-cell office:value-type="float" office:value="-0.93100000000000005"/>
          </table:table-row>
          <table:table-row>
            <table:table-cell office:value-type="string">
              <text:p>83</text:p>
            </table:table-cell>
            <table:table-cell office:value-type="float" office:value="-0.98899999999999999"/>
          </table:table-row>
          <table:table-row>
            <table:table-cell office:value-type="string">
              <text:p>84</text:p>
            </table:table-cell>
            <table:table-cell office:value-type="float" office:value="-0.90400000000000003"/>
          </table:table-row>
          <table:table-row>
            <table:table-cell office:value-type="string">
              <text:p>85</text:p>
            </table:table-cell>
            <table:table-cell office:value-type="float" office:value="-1.083"/>
          </table:table-row>
          <table:table-row>
            <table:table-cell office:value-type="string">
              <text:p>86</text:p>
            </table:table-cell>
            <table:table-cell office:value-type="float" office:value="-1.1950000000000001"/>
          </table:table-row>
          <table:table-row>
            <table:table-cell office:value-type="string">
              <text:p>87</text:p>
            </table:table-cell>
            <table:table-cell office:value-type="float" office:value="-0.95099999999999996"/>
          </table:table-row>
          <table:table-row>
            <table:table-cell office:value-type="string">
              <text:p>88</text:p>
            </table:table-cell>
            <table:table-cell office:value-type="float" office:value="-1.5680000000000001"/>
          </table:table-row>
          <table:table-row>
            <table:table-cell office:value-type="string">
              <text:p>89</text:p>
            </table:table-cell>
            <table:table-cell office:value-type="float" office:value="-2.673"/>
          </table:table-row>
          <table:table-row>
            <table:table-cell office:value-type="string">
              <text:p>90</text:p>
            </table:table-cell>
            <table:table-cell office:value-type="float" office:value="-6.1630000000000003"/>
          </table:table-row>
          <table:table-row>
            <table:table-cell office:value-type="string">
              <text:p>91</text:p>
            </table:table-cell>
            <table:table-cell office:value-type="float" office:value="-0.47199999999999998"/>
          </table:table-row>
          <table:table-row>
            <table:table-cell office:value-type="string">
              <text:p>92</text:p>
            </table:table-cell>
            <table:table-cell office:value-type="float" office:value="-3.40004E-2"/>
          </table:table-row>
          <table:table-row>
            <table:table-cell office:value-type="string">
              <text:p>93</text:p>
            </table:table-cell>
            <table:table-cell office:value-type="float" office:value="-3.0779999999999998"/>
          </table:table-row>
          <table:table-row>
            <table:table-cell office:value-type="string">
              <text:p>94</text:p>
            </table:table-cell>
            <table:table-cell office:value-type="float" office:value="-0.44800000000000001"/>
          </table:table-row>
          <table:table-row>
            <table:table-cell office:value-type="string">
              <text:p>95</text:p>
            </table:table-cell>
            <table:table-cell office:value-type="float" office:value="-0.96899999999999997"/>
          </table:table-row>
          <table:table-row>
            <table:table-cell office:value-type="string">
              <text:p>96</text:p>
            </table:table-cell>
            <table:table-cell office:value-type="float" office:value="-0.91500000000000004"/>
          </table:table-row>
          <table:table-row>
            <table:table-cell office:value-type="string">
              <text:p>97</text:p>
            </table:table-cell>
            <table:table-cell office:value-type="float" office:value="-1.33"/>
          </table:table-row>
          <table:table-row>
            <table:table-cell office:value-type="string">
              <text:p>98</text:p>
            </table:table-cell>
            <table:table-cell office:value-type="float" office:value="-1.151"/>
          </table:table-row>
          <table:table-row>
            <table:table-cell office:value-type="string">
              <text:p>99</text:p>
            </table:table-cell>
            <table:table-cell office:value-type="float" office:value="-1.016"/>
          </table:table-row>
          <table:table-row>
            <table:table-cell office:value-type="string">
              <text:p>100</text:p>
            </table:table-cell>
            <table:table-cell office:value-type="float" office:value="-1.2090000000000001"/>
          </table:table-row>
          <table:table-row>
            <table:table-cell office:value-type="string">
              <text:p>101</text:p>
            </table:table-cell>
            <table:table-cell office:value-type="float" office:value="-0.98199999999999998"/>
          </table:table-row>
          <table:table-row>
            <table:table-cell office:value-type="string">
              <text:p>102</text:p>
            </table:table-cell>
            <table:table-cell office:value-type="float" office:value="-0.66200000000000003"/>
          </table:table-row>
          <table:table-row>
            <table:table-cell office:value-type="string">
              <text:p>103</text:p>
            </table:table-cell>
            <table:table-cell office:value-type="float" office:value="-0.308"/>
          </table:table-row>
          <table:table-row>
            <table:table-cell office:value-type="string">
              <text:p>104</text:p>
            </table:table-cell>
            <table:table-cell office:value-type="float" office:value="-7.9000000000000001E-2"/>
          </table:table-row>
          <table:table-row>
            <table:table-cell office:value-type="string">
              <text:p>105</text:p>
            </table:table-cell>
            <table:table-cell office:value-type="float" office:value="-0.71199999999999997"/>
          </table:table-row>
          <table:table-row>
            <table:table-cell office:value-type="string">
              <text:p>106</text:p>
            </table:table-cell>
            <table:table-cell office:value-type="float" office:value="-2.359"/>
          </table:table-row>
          <table:table-row>
            <table:table-cell office:value-type="string">
              <text:p>107</text:p>
            </table:table-cell>
            <table:table-cell office:value-type="float" office:value="-1.409"/>
          </table:table-row>
          <table:table-row>
            <table:table-cell office:value-type="string">
              <text:p>108</text:p>
            </table:table-cell>
            <table:table-cell office:value-type="float" office:value="-2.0630000000000002"/>
          </table:table-row>
          <table:table-row>
            <table:table-cell office:value-type="string">
              <text:p>109</text:p>
            </table:table-cell>
            <table:table-cell office:value-type="float" office:value="-1.6910000000000001"/>
          </table:table-row>
          <table:table-row>
            <table:table-cell office:value-type="string">
              <text:p>110</text:p>
            </table:table-cell>
            <table:table-cell office:value-type="float" office:value="-1.1000000000000001"/>
          </table:table-row>
          <table:table-row>
            <table:table-cell office:value-type="string">
              <text:p>111</text:p>
            </table:table-cell>
            <table:table-cell office:value-type="float" office:value="-0.88800000000000001"/>
          </table:table-row>
          <table:table-row>
            <table:table-cell office:value-type="string">
              <text:p>112</text:p>
            </table:table-cell>
            <table:table-cell office:value-type="float" office:value="-1.181"/>
          </table:table-row>
          <table:table-row>
            <table:table-cell office:value-type="string">
              <text:p>113</text:p>
            </table:table-cell>
            <table:table-cell office:value-type="float" office:value="-1.2390000000000001"/>
          </table:table-row>
          <table:table-row>
            <table:table-cell office:value-type="string">
              <text:p>114</text:p>
            </table:table-cell>
            <table:table-cell office:value-type="float" office:value="-0.64600000000000002"/>
          </table:table-row>
          <table:table-row>
            <table:table-cell office:value-type="string">
              <text:p>115</text:p>
            </table:table-cell>
            <table:table-cell office:value-type="float" office:value="-1.1000000000000001"/>
          </table:table-row>
          <table:table-row>
            <table:table-cell office:value-type="string">
              <text:p>116</text:p>
            </table:table-cell>
            <table:table-cell office:value-type="float" office:value="-1.9259999999999999"/>
          </table:table-row>
          <table:table-row>
            <table:table-cell office:value-type="string">
              <text:p>117</text:p>
            </table:table-cell>
            <table:table-cell office:value-type="float" office:value="-2.5409999999999999"/>
          </table:table-row>
          <table:table-row>
            <table:table-cell office:value-type="string">
              <text:p>118</text:p>
            </table:table-cell>
            <table:table-cell office:value-type="float" office:value="-0.503"/>
          </table:table-row>
          <table:table-row>
            <table:table-cell office:value-type="string">
              <text:p>119</text:p>
            </table:table-cell>
            <table:table-cell office:value-type="float" office:value="-0.55600000000000005"/>
          </table:table-row>
          <table:table-row>
            <table:table-cell office:value-type="string">
              <text:p>120</text:p>
            </table:table-cell>
            <table:table-cell office:value-type="float" office:value="-1.617"/>
          </table:table-row>
          <table:table-row>
            <table:table-cell office:value-type="string">
              <text:p>121</text:p>
            </table:table-cell>
            <table:table-cell office:value-type="float" office:value="-0.247"/>
          </table:table-row>
          <table:table-row>
            <table:table-cell office:value-type="string">
              <text:p>122</text:p>
            </table:table-cell>
            <table:table-cell office:value-type="float" office:value="-0.376"/>
          </table:table-row>
          <table:table-row>
            <table:table-cell office:value-type="string">
              <text:p>123</text:p>
            </table:table-cell>
            <table:table-cell office:value-type="float" office:value="-1.08"/>
          </table:table-row>
          <table:table-row>
            <table:table-cell office:value-type="string">
              <text:p>124</text:p>
            </table:table-cell>
            <table:table-cell office:value-type="float" office:value="-0.64500000000000002"/>
          </table:table-row>
          <table:table-row>
            <table:table-cell office:value-type="string">
              <text:p>125</text:p>
            </table:table-cell>
            <table:table-cell office:value-type="float" office:value="-1.0229999999999999"/>
          </table:table-row>
          <table:table-row>
            <table:table-cell office:value-type="string">
              <text:p>126</text:p>
            </table:table-cell>
            <table:table-cell office:value-type="float" office:value="-0.92300000000000004"/>
          </table:table-row>
          <table:table-row>
            <table:table-cell office:value-type="string">
              <text:p>127</text:p>
            </table:table-cell>
            <table:table-cell office:value-type="float" office:value="-0.91900000000000004"/>
          </table:table-row>
          <table:table-row>
            <table:table-cell office:value-type="string">
              <text:p>128</text:p>
            </table:table-cell>
            <table:table-cell office:value-type="float" office:value="-1.1539999999999999"/>
          </table:table-row>
          <table:table-row>
            <table:table-cell office:value-type="string">
              <text:p>129</text:p>
            </table:table-cell>
            <table:table-cell office:value-type="float" office:value="-0.97799999999999998"/>
          </table:table-row>
          <table:table-row>
            <table:table-cell office:value-type="string">
              <text:p>130</text:p>
            </table:table-cell>
            <table:table-cell office:value-type="float" office:value="-0.14699899999999999"/>
          </table:table-row>
          <table:table-row>
            <table:table-cell office:value-type="string">
              <text:p>131</text:p>
            </table:table-cell>
            <table:table-cell office:value-type="float" office:value="0.285001"/>
          </table:table-row>
          <table:table-row>
            <table:table-cell office:value-type="string">
              <text:p>132</text:p>
            </table:table-cell>
            <table:table-cell office:value-type="float" office:value="-0.42699999999999999"/>
          </table:table-row>
          <table:table-row>
            <table:table-cell office:value-type="string">
              <text:p>133</text:p>
            </table:table-cell>
            <table:table-cell office:value-type="float" office:value="-0.17100000000000001"/>
          </table:table-row>
          <table:table-row>
            <table:table-cell office:value-type="string">
              <text:p>134</text:p>
            </table:table-cell>
            <table:table-cell office:value-type="float" office:value="-0.98199899999999996"/>
          </table:table-row>
          <table:table-row>
            <table:table-cell office:value-type="string">
              <text:p>135</text:p>
            </table:table-cell>
            <table:table-cell office:value-type="float" office:value="0.39500000000000002"/>
          </table:table-row>
          <table:table-row>
            <table:table-cell office:value-type="string">
              <text:p>136</text:p>
            </table:table-cell>
            <table:table-cell office:value-type="float" office:value="-0.183"/>
          </table:table-row>
          <table:table-row>
            <table:table-cell office:value-type="string">
              <text:p>137</text:p>
            </table:table-cell>
            <table:table-cell office:value-type="float" office:value="0.13700000000000001"/>
          </table:table-row>
          <table:table-row>
            <table:table-cell office:value-type="string">
              <text:p>138</text:p>
            </table:table-cell>
            <table:table-cell office:value-type="float" office:value="-0.14799999999999999"/>
          </table:table-row>
          <table:table-row>
            <table:table-cell office:value-type="string">
              <text:p>139</text:p>
            </table:table-cell>
            <table:table-cell office:value-type="float" office:value="-0.51900000000000002"/>
          </table:table-row>
          <table:table-row>
            <table:table-cell office:value-type="string">
              <text:p>140</text:p>
            </table:table-cell>
            <table:table-cell office:value-type="float" office:value="-0.57299999999999995"/>
          </table:table-row>
          <table:table-row>
            <table:table-cell office:value-type="string">
              <text:p>141</text:p>
            </table:table-cell>
            <table:table-cell office:value-type="float" office:value="-0.77500000000000002"/>
          </table:table-row>
          <table:table-row>
            <table:table-cell office:value-type="string">
              <text:p>142</text:p>
            </table:table-cell>
            <table:table-cell office:value-type="float" office:value="-0.98899999999999999"/>
          </table:table-row>
          <table:table-row>
            <table:table-cell office:value-type="string">
              <text:p>143</text:p>
            </table:table-cell>
            <table:table-cell office:value-type="float" office:value="-1.2909999999999999"/>
          </table:table-row>
          <table:table-row>
            <table:table-cell office:value-type="string">
              <text:p>144</text:p>
            </table:table-cell>
            <table:table-cell office:value-type="float" office:value="-1.4650000000000001"/>
          </table:table-row>
          <table:table-row>
            <table:table-cell office:value-type="string">
              <text:p>145</text:p>
            </table:table-cell>
            <table:table-cell office:value-type="float" office:value="-1.603"/>
          </table:table-row>
          <table:table-row>
            <table:table-cell office:value-type="string">
              <text:p>146</text:p>
            </table:table-cell>
            <table:table-cell office:value-type="float" office:value="-1.52"/>
          </table:table-row>
          <table:table-row>
            <table:table-cell office:value-type="string">
              <text:p>147</text:p>
            </table:table-cell>
            <table:table-cell office:value-type="float" office:value="-1.075"/>
          </table:table-row>
          <table:table-row>
            <table:table-cell office:value-type="string">
              <text:p>148</text:p>
            </table:table-cell>
            <table:table-cell office:value-type="float" office:value="-3.677"/>
          </table:table-row>
          <table:table-row>
            <table:table-cell office:value-type="string">
              <text:p>149</text:p>
            </table:table-cell>
            <table:table-cell office:value-type="float" office:value="-7.1740000000000004"/>
          </table:table-row>
          <table:table-row>
            <table:table-cell office:value-type="string">
              <text:p>150</text:p>
            </table:table-cell>
            <table:table-cell office:value-type="float" office:value="-5.4029999999999996"/>
          </table:table-row>
          <table:table-row>
            <table:table-cell office:value-type="string">
              <text:p>151</text:p>
            </table:table-cell>
            <table:table-cell office:value-type="float" office:value="-5.4569999999999999"/>
          </table:table-row>
          <table:table-row>
            <table:table-cell office:value-type="string">
              <text:p>152</text:p>
            </table:table-cell>
            <table:table-cell office:value-type="float" office:value="-6.1589999999999998"/>
          </table:table-row>
          <table:table-row>
            <table:table-cell office:value-type="string">
              <text:p>153</text:p>
            </table:table-cell>
            <table:table-cell office:value-type="float" office:value="-6.4180000000000001"/>
          </table:table-row>
          <table:table-row>
            <table:table-cell office:value-type="string">
              <text:p>154</text:p>
            </table:table-cell>
            <table:table-cell office:value-type="float" office:value="-9.1029999999999998"/>
          </table:table-row>
          <table:table-row>
            <table:table-cell office:value-type="string">
              <text:p>155</text:p>
            </table:table-cell>
            <table:table-cell office:value-type="float" office:value="-14.663"/>
          </table:table-row>
          <table:table-row>
            <table:table-cell office:value-type="string">
              <text:p>156</text:p>
            </table:table-cell>
            <table:table-cell office:value-type="float" office:value="-6.7949999999999999"/>
          </table:table-row>
          <table:table-row>
            <table:table-cell office:value-type="string">
              <text:p>157</text:p>
            </table:table-cell>
            <table:table-cell office:value-type="float" office:value="-6.97"/>
          </table:table-row>
          <table:table-row>
            <table:table-cell office:value-type="string">
              <text:p>158</text:p>
            </table:table-cell>
            <table:table-cell office:value-type="float" office:value="-6.6349999999999998"/>
          </table:table-row>
          <table:table-row>
            <table:table-cell office:value-type="string">
              <text:p>159</text:p>
            </table:table-cell>
            <table:table-cell office:value-type="float" office:value="-6.1230000000000002"/>
          </table:table-row>
          <table:table-row>
            <table:table-cell office:value-type="string">
              <text:p>160</text:p>
            </table:table-cell>
            <table:table-cell office:value-type="float" office:value="-6.7549999999999999"/>
          </table:table-row>
          <table:table-row>
            <table:table-cell office:value-type="string">
              <text:p>161</text:p>
            </table:table-cell>
            <table:table-cell office:value-type="float" office:value="-6.056"/>
          </table:table-row>
          <table:table-row>
            <table:table-cell office:value-type="string">
              <text:p>162</text:p>
            </table:table-cell>
            <table:table-cell office:value-type="float" office:value="-5.89"/>
          </table:table-row>
          <table:table-row>
            <table:table-cell office:value-type="string">
              <text:p>163</text:p>
            </table:table-cell>
            <table:table-cell office:value-type="float" office:value="-6.1669999999999998"/>
          </table:table-row>
          <table:table-row>
            <table:table-cell office:value-type="string">
              <text:p>164</text:p>
            </table:table-cell>
            <table:table-cell office:value-type="float" office:value="-5.3920000000000003"/>
          </table:table-row>
          <table:table-row>
            <table:table-cell office:value-type="string">
              <text:p>165</text:p>
            </table:table-cell>
            <table:table-cell office:value-type="float" office:value="-5.0650000000000004"/>
          </table:table-row>
          <table:table-row>
            <table:table-cell office:value-type="string">
              <text:p>166</text:p>
            </table:table-cell>
            <table:table-cell office:value-type="float" office:value="-5.3760000000000003"/>
          </table:table-row>
          <table:table-row>
            <table:table-cell office:value-type="string">
              <text:p>167</text:p>
            </table:table-cell>
            <table:table-cell office:value-type="float" office:value="-4.452"/>
          </table:table-row>
          <table:table-row>
            <table:table-cell office:value-type="string">
              <text:p>168</text:p>
            </table:table-cell>
            <table:table-cell office:value-type="float" office:value="-4.516"/>
          </table:table-row>
          <table:table-row>
            <table:table-cell office:value-type="string">
              <text:p>169</text:p>
            </table:table-cell>
            <table:table-cell office:value-type="float" office:value="1.113"/>
          </table:table-row>
          <table:table-row>
            <table:table-cell office:value-type="string">
              <text:p>170</text:p>
            </table:table-cell>
            <table:table-cell office:value-type="float" office:value="4.3010000000000002"/>
          </table:table-row>
          <table:table-row>
            <table:table-cell office:value-type="string">
              <text:p>171</text:p>
            </table:table-cell>
            <table:table-cell office:value-type="float" office:value="9.3219999999999992"/>
          </table:table-row>
          <table:table-row>
            <table:table-cell office:value-type="string">
              <text:p>172</text:p>
            </table:table-cell>
            <table:table-cell office:value-type="float" office:value="10.497999999999999"/>
          </table:table-row>
          <table:table-row>
            <table:table-cell office:value-type="string">
              <text:p>173</text:p>
            </table:table-cell>
            <table:table-cell office:value-type="float" office:value="14.494999999999999"/>
          </table:table-row>
          <table:table-row>
            <table:table-cell office:value-type="string">
              <text:p>174</text:p>
            </table:table-cell>
            <table:table-cell office:value-type="float" office:value="19.989999999999998"/>
          </table:table-row>
          <table:table-row>
            <table:table-cell office:value-type="string">
              <text:p>175</text:p>
            </table:table-cell>
            <table:table-cell office:value-type="float" office:value="21.158999999999999"/>
          </table:table-row>
          <table:table-row>
            <table:table-cell office:value-type="string">
              <text:p>176</text:p>
            </table:table-cell>
            <table:table-cell office:value-type="float" office:value="20.792000000000002"/>
          </table:table-row>
          <table:table-row>
            <table:table-cell office:value-type="string">
              <text:p>177</text:p>
            </table:table-cell>
            <table:table-cell office:value-type="float" office:value="21.745000000000001"/>
          </table:table-row>
          <table:table-row>
            <table:table-cell office:value-type="string">
              <text:p>178</text:p>
            </table:table-cell>
            <table:table-cell office:value-type="float" office:value="21.31"/>
          </table:table-row>
          <table:table-row>
            <table:table-cell office:value-type="string">
              <text:p>179</text:p>
            </table:table-cell>
            <table:table-cell office:value-type="float" office:value="21.5"/>
          </table:table-row>
          <table:table-row>
            <table:table-cell office:value-type="string">
              <text:p>180</text:p>
            </table:table-cell>
            <table:table-cell office:value-type="float" office:value="20.948"/>
          </table:table-row>
          <table:table-row>
            <table:table-cell office:value-type="string">
              <text:p>181</text:p>
            </table:table-cell>
            <table:table-cell office:value-type="float" office:value="21.984999999999999"/>
          </table:table-row>
          <table:table-row>
            <table:table-cell office:value-type="string">
              <text:p>182</text:p>
            </table:table-cell>
            <table:table-cell office:value-type="float" office:value="18.417000000000002"/>
          </table:table-row>
          <table:table-row>
            <table:table-cell office:value-type="string">
              <text:p>183</text:p>
            </table:table-cell>
            <table:table-cell office:value-type="float" office:value="19.149999999999999"/>
          </table:table-row>
          <table:table-row>
            <table:table-cell office:value-type="string">
              <text:p>184</text:p>
            </table:table-cell>
            <table:table-cell office:value-type="float" office:value="18.094000000000001"/>
          </table:table-row>
          <table:table-row>
            <table:table-cell office:value-type="string">
              <text:p>185</text:p>
            </table:table-cell>
            <table:table-cell office:value-type="float" office:value="14.571999999999999"/>
          </table:table-row>
          <table:table-row>
            <table:table-cell office:value-type="string">
              <text:p>186</text:p>
            </table:table-cell>
            <table:table-cell office:value-type="float" office:value="14.59"/>
          </table:table-row>
          <table:table-row>
            <table:table-cell office:value-type="string">
              <text:p>187</text:p>
            </table:table-cell>
            <table:table-cell office:value-type="float" office:value="11.964"/>
          </table:table-row>
          <table:table-row>
            <table:table-cell office:value-type="string">
              <text:p>188</text:p>
            </table:table-cell>
            <table:table-cell office:value-type="float" office:value="13.765000000000001"/>
          </table:table-row>
          <table:table-row>
            <table:table-cell office:value-type="string">
              <text:p>189</text:p>
            </table:table-cell>
            <table:table-cell office:value-type="float" office:value="14.154999999999999"/>
          </table:table-row>
          <table:table-row>
            <table:table-cell office:value-type="string">
              <text:p>190</text:p>
            </table:table-cell>
            <table:table-cell office:value-type="float" office:value="2.5299999999999998"/>
          </table:table-row>
          <table:table-row>
            <table:table-cell office:value-type="string">
              <text:p>191</text:p>
            </table:table-cell>
            <table:table-cell office:value-type="float" office:value="-0.90600000000000003"/>
          </table:table-row>
          <table:table-row>
            <table:table-cell office:value-type="string">
              <text:p>192</text:p>
            </table:table-cell>
            <table:table-cell office:value-type="float" office:value="-0.76900100000000005"/>
          </table:table-row>
          <table:table-row>
            <table:table-cell office:value-type="string">
              <text:p>193</text:p>
            </table:table-cell>
            <table:table-cell office:value-type="float" office:value="-0.124001"/>
          </table:table-row>
          <table:table-row>
            <table:table-cell office:value-type="string">
              <text:p>194</text:p>
            </table:table-cell>
            <table:table-cell office:value-type="float" office:value="-0.82200099999999998"/>
          </table:table-row>
          <table:table-row>
            <table:table-cell office:value-type="string">
              <text:p>195</text:p>
            </table:table-cell>
            <table:table-cell office:value-type="float" office:value="-0.37300100000000003"/>
          </table:table-row>
          <table:table-row>
            <table:table-cell office:value-type="string">
              <text:p>196</text:p>
            </table:table-cell>
            <table:table-cell office:value-type="float" office:value="-0.48400100000000001"/>
          </table:table-row>
          <table:table-row>
            <table:table-cell office:value-type="string">
              <text:p>197</text:p>
            </table:table-cell>
            <table:table-cell office:value-type="float" office:value="-8.3000199999999996E-2"/>
          </table:table-row>
          <table:table-row>
            <table:table-cell office:value-type="string">
              <text:p>198</text:p>
            </table:table-cell>
            <table:table-cell office:value-type="float" office:value="-0.106"/>
          </table:table-row>
          <table:table-row>
            <table:table-cell office:value-type="string">
              <text:p>199</text:p>
            </table:table-cell>
            <table:table-cell office:value-type="float" office:value="0.29699999999999999"/>
          </table:table-row>
          <table:table-row>
            <table:table-cell office:value-type="string">
              <text:p>200</text:p>
            </table:table-cell>
            <table:table-cell office:value-type="float" office:value="8.6000400000000005E-2"/>
          </table:table-row>
          <table:table-row>
            <table:table-cell office:value-type="string">
              <text:p>201</text:p>
            </table:table-cell>
            <table:table-cell office:value-type="float" office:value="4.1999799999999997E-2"/>
          </table:table-row>
          <table:table-row>
            <table:table-cell office:value-type="string">
              <text:p>202</text:p>
            </table:table-cell>
            <table:table-cell office:value-type="float" office:value="0.107"/>
          </table:table-row>
          <table:table-row>
            <table:table-cell office:value-type="string">
              <text:p>203</text:p>
            </table:table-cell>
            <table:table-cell office:value-type="float" office:value="0.57899999999999996"/>
          </table:table-row>
          <table:table-row>
            <table:table-cell office:value-type="string">
              <text:p>204</text:p>
            </table:table-cell>
            <table:table-cell office:value-type="float" office:value="0.24299999999999999"/>
          </table:table-row>
          <table:table-row>
            <table:table-cell office:value-type="string">
              <text:p>205</text:p>
            </table:table-cell>
            <table:table-cell office:value-type="float" office:value="0.255"/>
          </table:table-row>
          <table:table-row>
            <table:table-cell office:value-type="string">
              <text:p>206</text:p>
            </table:table-cell>
            <table:table-cell office:value-type="float" office:value="4.8999800000000003E-2"/>
          </table:table-row>
          <table:table-row>
            <table:table-cell office:value-type="string">
              <text:p>207</text:p>
            </table:table-cell>
            <table:table-cell office:value-type="float" office:value="9.7999600000000006E-2"/>
          </table:table-row>
          <table:table-row>
            <table:table-cell office:value-type="string">
              <text:p>208</text:p>
            </table:table-cell>
            <table:table-cell office:value-type="float" office:value="0.41299999999999998"/>
          </table:table-row>
          <table:table-row>
            <table:table-cell office:value-type="string">
              <text:p>209</text:p>
            </table:table-cell>
            <table:table-cell office:value-type="float" office:value="3.016"/>
          </table:table-row>
          <table:table-row>
            <table:table-cell office:value-type="string">
              <text:p>210</text:p>
            </table:table-cell>
            <table:table-cell office:value-type="float" office:value="6.1109999999999998"/>
          </table:table-row>
          <table:table-row>
            <table:table-cell office:value-type="string">
              <text:p>211</text:p>
            </table:table-cell>
            <table:table-cell office:value-type="float" office:value="4.12"/>
          </table:table-row>
          <table:table-row>
            <table:table-cell office:value-type="string">
              <text:p>212</text:p>
            </table:table-cell>
            <table:table-cell office:value-type="float" office:value="-0.80600000000000005"/>
          </table:table-row>
          <table:table-row>
            <table:table-cell office:value-type="string">
              <text:p>213</text:p>
            </table:table-cell>
            <table:table-cell office:value-type="float" office:value="-0.79200000000000004"/>
          </table:table-row>
          <table:table-row>
            <table:table-cell office:value-type="string">
              <text:p>214</text:p>
            </table:table-cell>
            <table:table-cell office:value-type="float" office:value="-0.35099999999999998"/>
          </table:table-row>
          <table:table-row>
            <table:table-cell office:value-type="string">
              <text:p>215</text:p>
            </table:table-cell>
            <table:table-cell office:value-type="float" office:value="-0.35099999999999998"/>
          </table:table-row>
          <table:table-row>
            <table:table-cell office:value-type="string">
              <text:p>216</text:p>
            </table:table-cell>
            <table:table-cell office:value-type="float" office:value="0.31"/>
          </table:table-row>
          <table:table-row>
            <table:table-cell office:value-type="string">
              <text:p>217</text:p>
            </table:table-cell>
            <table:table-cell office:value-type="float" office:value="-3.2000000000000001E-2"/>
          </table:table-row>
          <table:table-row>
            <table:table-cell office:value-type="string">
              <text:p>218</text:p>
            </table:table-cell>
            <table:table-cell office:value-type="float" office:value="0.28999999999999998"/>
          </table:table-row>
          <table:table-row>
            <table:table-cell office:value-type="string">
              <text:p>219</text:p>
            </table:table-cell>
            <table:table-cell office:value-type="float" office:value="0.28000000000000003"/>
          </table:table-row>
          <table:table-row>
            <table:table-cell office:value-type="string">
              <text:p>220</text:p>
            </table:table-cell>
            <table:table-cell office:value-type="float" office:value="0.150001"/>
          </table:table-row>
          <table:table-row>
            <table:table-cell office:value-type="string">
              <text:p>221</text:p>
            </table:table-cell>
            <table:table-cell office:value-type="float" office:value="0.152"/>
          </table:table-row>
          <table:table-row>
            <table:table-cell office:value-type="string">
              <text:p>222</text:p>
            </table:table-cell>
            <table:table-cell office:value-type="float" office:value="-2.8380000000000001"/>
          </table:table-row>
          <table:table-row>
            <table:table-cell office:value-type="string">
              <text:p>223</text:p>
            </table:table-cell>
            <table:table-cell office:value-type="float" office:value="0.218"/>
          </table:table-row>
          <table:table-row>
            <table:table-cell office:value-type="string">
              <text:p>224</text:p>
            </table:table-cell>
            <table:table-cell office:value-type="float" office:value="1.9570000000000001"/>
          </table:table-row>
          <table:table-row>
            <table:table-cell office:value-type="string">
              <text:p>225</text:p>
            </table:table-cell>
            <table:table-cell office:value-type="float" office:value="-2.7370000000000001"/>
          </table:table-row>
          <table:table-row>
            <table:table-cell office:value-type="string">
              <text:p>226</text:p>
            </table:table-cell>
            <table:table-cell office:value-type="float" office:value="-2.6419999999999999"/>
          </table:table-row>
          <table:table-row>
            <table:table-cell office:value-type="string">
              <text:p>227</text:p>
            </table:table-cell>
            <table:table-cell office:value-type="float" office:value="-0.91500000000000004"/>
          </table:table-row>
          <table:table-row>
            <table:table-cell office:value-type="string">
              <text:p>228</text:p>
            </table:table-cell>
            <table:table-cell office:value-type="float" office:value="-2.1019999999999999"/>
          </table:table-row>
          <table:table-row>
            <table:table-cell office:value-type="string">
              <text:p>229</text:p>
            </table:table-cell>
            <table:table-cell office:value-type="float" office:value="-0.47599999999999998"/>
          </table:table-row>
          <table:table-row>
            <table:table-cell office:value-type="string">
              <text:p>230</text:p>
            </table:table-cell>
            <table:table-cell office:value-type="float" office:value="0.89700000000000002"/>
          </table:table-row>
          <table:table-row>
            <table:table-cell office:value-type="string">
              <text:p>231</text:p>
            </table:table-cell>
            <table:table-cell office:value-type="float" office:value="-1.8640000000000001"/>
          </table:table-row>
          <table:table-row>
            <table:table-cell office:value-type="string">
              <text:p>232</text:p>
            </table:table-cell>
            <table:table-cell office:value-type="float" office:value="-2.1909999999999998"/>
          </table:table-row>
          <table:table-row>
            <table:table-cell office:value-type="string">
              <text:p>233</text:p>
            </table:table-cell>
            <table:table-cell office:value-type="float" office:value="-4.59"/>
          </table:table-row>
          <table:table-row>
            <table:table-cell office:value-type="string">
              <text:p>234</text:p>
            </table:table-cell>
            <table:table-cell office:value-type="float" office:value="-2.9550000000000001"/>
          </table:table-row>
          <table:table-row>
            <table:table-cell office:value-type="string">
              <text:p>235</text:p>
            </table:table-cell>
            <table:table-cell office:value-type="float" office:value="-3.6739999999999999"/>
          </table:table-row>
          <table:table-row>
            <table:table-cell office:value-type="string">
              <text:p>236</text:p>
            </table:table-cell>
            <table:table-cell office:value-type="float" office:value="-5.5380000000000003"/>
          </table:table-row>
          <table:table-row>
            <table:table-cell office:value-type="string">
              <text:p>237</text:p>
            </table:table-cell>
            <table:table-cell office:value-type="float" office:value="-2.431"/>
          </table:table-row>
          <table:table-row>
            <table:table-cell office:value-type="string">
              <text:p>238</text:p>
            </table:table-cell>
            <table:table-cell office:value-type="float" office:value="-0.21099899999999999"/>
          </table:table-row>
          <table:table-row>
            <table:table-cell office:value-type="string">
              <text:p>239</text:p>
            </table:table-cell>
            <table:table-cell office:value-type="float" office:value="-0.33600000000000002"/>
          </table:table-row>
          <table:table-row>
            <table:table-cell office:value-type="string">
              <text:p>240</text:p>
            </table:table-cell>
            <table:table-cell office:value-type="float" office:value="-0.26699800000000001"/>
          </table:table-row>
          <table:table-row>
            <table:table-cell office:value-type="string">
              <text:p>241</text:p>
            </table:table-cell>
            <table:table-cell office:value-type="float" office:value="0.53600000000000003"/>
          </table:table-row>
          <table:table-row>
            <table:table-cell office:value-type="string">
              <text:p>242</text:p>
            </table:table-cell>
            <table:table-cell office:value-type="float" office:value="0.17"/>
          </table:table-row>
          <table:table-row>
            <table:table-cell office:value-type="string">
              <text:p>243</text:p>
            </table:table-cell>
            <table:table-cell office:value-type="float" office:value="5.9995700000000001E-3"/>
          </table:table-row>
          <table:table-row>
            <table:table-cell office:value-type="string">
              <text:p>244</text:p>
            </table:table-cell>
            <table:table-cell office:value-type="float" office:value="0.245"/>
          </table:table-row>
          <table:table-row>
            <table:table-cell office:value-type="string">
              <text:p>245</text:p>
            </table:table-cell>
            <table:table-cell office:value-type="float" office:value="-5.2999999999999999E-2"/>
          </table:table-row>
          <table:table-row>
            <table:table-cell office:value-type="string">
              <text:p>246</text:p>
            </table:table-cell>
            <table:table-cell office:value-type="float" office:value="-0.27600000000000002"/>
          </table:table-row>
          <table:table-row>
            <table:table-cell office:value-type="string">
              <text:p>247</text:p>
            </table:table-cell>
            <table:table-cell office:value-type="float" office:value="-7.1999999999999995E-2"/>
          </table:table-row>
          <table:table-row>
            <table:table-cell office:value-type="string">
              <text:p>248</text:p>
            </table:table-cell>
            <table:table-cell office:value-type="float" office:value="-0.85399999999999998"/>
          </table:table-row>
          <table:table-row>
            <table:table-cell office:value-type="string">
              <text:p>249</text:p>
            </table:table-cell>
            <table:table-cell office:value-type="float" office:value="-0.88700000000000001"/>
          </table:table-row>
          <table:table-row>
            <table:table-cell office:value-type="string">
              <text:p>250</text:p>
            </table:table-cell>
            <table:table-cell office:value-type="float" office:value="-1.2589999999999999"/>
          </table:table-row>
          <table:table-row>
            <table:table-cell office:value-type="string">
              <text:p>251</text:p>
            </table:table-cell>
            <table:table-cell office:value-type="float" office:value="-0.88400000000000001"/>
          </table:table-row>
          <table:table-row>
            <table:table-cell office:value-type="string">
              <text:p>252</text:p>
            </table:table-cell>
            <table:table-cell office:value-type="float" office:value="-0.36299999999999999"/>
          </table:table-row>
          <table:table-row>
            <table:table-cell office:value-type="string">
              <text:p>253</text:p>
            </table:table-cell>
            <table:table-cell office:value-type="float" office:value="1.042"/>
          </table:table-row>
          <table:table-row>
            <table:table-cell office:value-type="string">
              <text:p>254</text:p>
            </table:table-cell>
            <table:table-cell office:value-type="float" office:value="1.2090000000000001"/>
          </table:table-row>
          <table:table-row>
            <table:table-cell office:value-type="string">
              <text:p>255</text:p>
            </table:table-cell>
            <table:table-cell office:value-type="float" office:value="-0.221001"/>
          </table:table-row>
          <table:table-row>
            <table:table-cell office:value-type="string">
              <text:p>256</text:p>
            </table:table-cell>
            <table:table-cell office:value-type="float" office:value="-0.28499999999999998"/>
          </table:table-row>
          <table:table-row>
            <table:table-cell office:value-type="string">
              <text:p>257</text:p>
            </table:table-cell>
            <table:table-cell office:value-type="float" office:value="-2.7000400000000001E-2"/>
          </table:table-row>
          <table:table-row>
            <table:table-cell office:value-type="string">
              <text:p>258</text:p>
            </table:table-cell>
            <table:table-cell office:value-type="float" office:value="-0.30499900000000002"/>
          </table:table-row>
          <table:table-row>
            <table:table-cell office:value-type="string">
              <text:p>259</text:p>
            </table:table-cell>
            <table:table-cell office:value-type="float" office:value="-0.46200000000000002"/>
          </table:table-row>
          <table:table-row>
            <table:table-cell office:value-type="string">
              <text:p>260</text:p>
            </table:table-cell>
            <table:table-cell office:value-type="float" office:value="-0.81100000000000005"/>
          </table:table-row>
          <table:table-row>
            <table:table-cell office:value-type="string">
              <text:p>261</text:p>
            </table:table-cell>
            <table:table-cell office:value-type="float" office:value="-0.47699999999999998"/>
          </table:table-row>
          <table:table-row>
            <table:table-cell office:value-type="string">
              <text:p>262</text:p>
            </table:table-cell>
            <table:table-cell office:value-type="float" office:value="-0.84299999999999997"/>
          </table:table-row>
          <table:table-row>
            <table:table-cell office:value-type="string">
              <text:p>263</text:p>
            </table:table-cell>
            <table:table-cell office:value-type="float" office:value="-9.9999900000000003E-2"/>
          </table:table-row>
          <table:table-row>
            <table:table-cell office:value-type="string">
              <text:p>264</text:p>
            </table:table-cell>
            <table:table-cell office:value-type="float" office:value="8.2000299999999998E-2"/>
          </table:table-row>
          <table:table-row>
            <table:table-cell office:value-type="string">
              <text:p>265</text:p>
            </table:table-cell>
            <table:table-cell office:value-type="float" office:value="5.4999399999999997E-2"/>
          </table:table-row>
          <table:table-row>
            <table:table-cell office:value-type="string">
              <text:p>266</text:p>
            </table:table-cell>
            <table:table-cell office:value-type="float" office:value="0.39100000000000001"/>
          </table:table-row>
          <table:table-row>
            <table:table-cell office:value-type="string">
              <text:p>267</text:p>
            </table:table-cell>
            <table:table-cell office:value-type="float" office:value="0.33799899999999999"/>
          </table:table-row>
          <table:table-row>
            <table:table-cell office:value-type="string">
              <text:p>268</text:p>
            </table:table-cell>
            <table:table-cell office:value-type="float" office:value="0.24"/>
          </table:table-row>
          <table:table-row>
            <table:table-cell office:value-type="string">
              <text:p>269</text:p>
            </table:table-cell>
            <table:table-cell office:value-type="float" office:value="3.573"/>
          </table:table-row>
          <table:table-row>
            <table:table-cell office:value-type="string">
              <text:p>270</text:p>
            </table:table-cell>
            <table:table-cell office:value-type="float" office:value="-0.90700000000000003"/>
          </table:table-row>
          <table:table-row>
            <table:table-cell office:value-type="string">
              <text:p>271</text:p>
            </table:table-cell>
            <table:table-cell office:value-type="float" office:value="-0.93400000000000005"/>
          </table:table-row>
          <table:table-row>
            <table:table-cell office:value-type="string">
              <text:p>272</text:p>
            </table:table-cell>
            <table:table-cell office:value-type="float" office:value="-0.39500000000000002"/>
          </table:table-row>
          <table:table-row>
            <table:table-cell office:value-type="string">
              <text:p>273</text:p>
            </table:table-cell>
            <table:table-cell office:value-type="float" office:value="1.5049999999999999"/>
          </table:table-row>
          <table:table-row>
            <table:table-cell office:value-type="string">
              <text:p>274</text:p>
            </table:table-cell>
            <table:table-cell office:value-type="float" office:value="1.6819999999999999"/>
          </table:table-row>
          <table:table-row>
            <table:table-cell office:value-type="string">
              <text:p>275</text:p>
            </table:table-cell>
            <table:table-cell office:value-type="float" office:value="3.605"/>
          </table:table-row>
          <table:table-row>
            <table:table-cell office:value-type="string">
              <text:p>276</text:p>
            </table:table-cell>
            <table:table-cell office:value-type="float" office:value="2.633"/>
          </table:table-row>
          <table:table-row>
            <table:table-cell office:value-type="string">
              <text:p>277</text:p>
            </table:table-cell>
            <table:table-cell office:value-type="float" office:value="-2.6001E-2"/>
          </table:table-row>
          <table:table-row>
            <table:table-cell office:value-type="string">
              <text:p>278</text:p>
            </table:table-cell>
            <table:table-cell office:value-type="float" office:value="0.121"/>
          </table:table-row>
          <table:table-row>
            <table:table-cell office:value-type="string">
              <text:p>279</text:p>
            </table:table-cell>
            <table:table-cell office:value-type="float" office:value="-0.53700099999999995"/>
          </table:table-row>
          <table:table-row>
            <table:table-cell office:value-type="string">
              <text:p>280</text:p>
            </table:table-cell>
            <table:table-cell office:value-type="float" office:value="-0.24399999999999999"/>
          </table:table-row>
          <table:table-row>
            <table:table-cell office:value-type="string">
              <text:p>281</text:p>
            </table:table-cell>
            <table:table-cell office:value-type="float" office:value="-0.151"/>
          </table:table-row>
          <table:table-row>
            <table:table-cell office:value-type="string">
              <text:p>282</text:p>
            </table:table-cell>
            <table:table-cell office:value-type="float" office:value="-0.312"/>
          </table:table-row>
          <table:table-row>
            <table:table-cell office:value-type="string">
              <text:p>283</text:p>
            </table:table-cell>
            <table:table-cell office:value-type="float" office:value="0.10299999999999999"/>
          </table:table-row>
          <table:table-row>
            <table:table-cell office:value-type="string">
              <text:p>284</text:p>
            </table:table-cell>
            <table:table-cell office:value-type="float" office:value="-0.442"/>
          </table:table-row>
          <table:table-row>
            <table:table-cell office:value-type="string">
              <text:p>285</text:p>
            </table:table-cell>
            <table:table-cell office:value-type="float" office:value="-0.16200000000000001"/>
          </table:table-row>
          <table:table-row>
            <table:table-cell office:value-type="string">
              <text:p>286</text:p>
            </table:table-cell>
            <table:table-cell office:value-type="float" office:value="-0.54700000000000004"/>
          </table:table-row>
          <table:table-row>
            <table:table-cell office:value-type="string">
              <text:p>287</text:p>
            </table:table-cell>
            <table:table-cell office:value-type="float" office:value="-0.432"/>
          </table:table-row>
          <table:table-row>
            <table:table-cell office:value-type="string">
              <text:p>288</text:p>
            </table:table-cell>
            <table:table-cell office:value-type="float" office:value="-0.53500000000000003"/>
          </table:table-row>
          <table:table-row>
            <table:table-cell office:value-type="string">
              <text:p>289</text:p>
            </table:table-cell>
            <table:table-cell office:value-type="float" office:value="-0.40799999999999997"/>
          </table:table-row>
          <table:table-row>
            <table:table-cell office:value-type="string">
              <text:p>290</text:p>
            </table:table-cell>
            <table:table-cell office:value-type="float" office:value="-0.435"/>
          </table:table-row>
          <table:table-row>
            <table:table-cell office:value-type="string">
              <text:p>291</text:p>
            </table:table-cell>
            <table:table-cell office:value-type="float" office:value="-1.069"/>
          </table:table-row>
          <table:table-row>
            <table:table-cell office:value-type="string">
              <text:p>292</text:p>
            </table:table-cell>
            <table:table-cell office:value-type="float" office:value="-0.82099999999999995"/>
          </table:table-row>
          <table:table-row>
            <table:table-cell office:value-type="string">
              <text:p>293</text:p>
            </table:table-cell>
            <table:table-cell office:value-type="float" office:value="-0.54900000000000004"/>
          </table:table-row>
          <table:table-row>
            <table:table-cell office:value-type="string">
              <text:p>294</text:p>
            </table:table-cell>
            <table:table-cell office:value-type="float" office:value="-0.67500000000000004"/>
          </table:table-row>
          <table:table-row>
            <table:table-cell office:value-type="string">
              <text:p>295</text:p>
            </table:table-cell>
            <table:table-cell office:value-type="float" office:value="-0.55700000000000005"/>
          </table:table-row>
          <table:table-row>
            <table:table-cell office:value-type="string">
              <text:p>296</text:p>
            </table:table-cell>
            <table:table-cell office:value-type="float" office:value="-0.621"/>
          </table:table-row>
          <table:table-row>
            <table:table-cell office:value-type="string">
              <text:p>297</text:p>
            </table:table-cell>
            <table:table-cell office:value-type="float" office:value="-0.74"/>
          </table:table-row>
          <table:table-row>
            <table:table-cell office:value-type="string">
              <text:p>298</text:p>
            </table:table-cell>
            <table:table-cell office:value-type="float" office:value="-0.51400000000000001"/>
          </table:table-row>
          <table:table-row>
            <table:table-cell office:value-type="string">
              <text:p>299</text:p>
            </table:table-cell>
            <table:table-cell office:value-type="float" office:value="-0.39600000000000002"/>
          </table:table-row>
          <table:table-row>
            <table:table-cell office:value-type="string">
              <text:p>300</text:p>
            </table:table-cell>
            <table:table-cell office:value-type="float" office:value="-4.5000100000000001E-2"/>
          </table:table-row>
          <table:table-row>
            <table:table-cell office:value-type="string">
              <text:p>301</text:p>
            </table:table-cell>
            <table:table-cell office:value-type="float" office:value="-0.44700099999999998"/>
          </table:table-row>
          <table:table-row>
            <table:table-cell office:value-type="string">
              <text:p>302</text:p>
            </table:table-cell>
            <table:table-cell office:value-type="float" office:value="-0.52700000000000002"/>
          </table:table-row>
          <table:table-row>
            <table:table-cell office:value-type="string">
              <text:p>303</text:p>
            </table:table-cell>
            <table:table-cell office:value-type="float" office:value="-0.44600000000000001"/>
          </table:table-row>
          <table:table-row>
            <table:table-cell office:value-type="string">
              <text:p>304</text:p>
            </table:table-cell>
            <table:table-cell office:value-type="float" office:value="-0.16700000000000001"/>
          </table:table-row>
          <table:table-row>
            <table:table-cell office:value-type="string">
              <text:p>305</text:p>
            </table:table-cell>
            <table:table-cell office:value-type="float" office:value="0.16899900000000001"/>
          </table:table-row>
          <table:table-row>
            <table:table-cell office:value-type="string">
              <text:p>306</text:p>
            </table:table-cell>
            <table:table-cell office:value-type="float" office:value="-0.96799999999999997"/>
          </table:table-row>
          <table:table-row>
            <table:table-cell office:value-type="string">
              <text:p>307</text:p>
            </table:table-cell>
            <table:table-cell office:value-type="float" office:value="1.7310000000000001"/>
          </table:table-row>
          <table:table-row>
            <table:table-cell office:value-type="string">
              <text:p>308</text:p>
            </table:table-cell>
            <table:table-cell office:value-type="float" office:value="-1.133"/>
          </table:table-row>
          <table:table-row>
            <table:table-cell office:value-type="string">
              <text:p>309</text:p>
            </table:table-cell>
            <table:table-cell office:value-type="float" office:value="0.67"/>
          </table:table-row>
          <table:table-row>
            <table:table-cell office:value-type="string">
              <text:p>310</text:p>
            </table:table-cell>
            <table:table-cell office:value-type="float" office:value="1.8129999999999999"/>
          </table:table-row>
          <table:table-row>
            <table:table-cell office:value-type="string">
              <text:p>311</text:p>
            </table:table-cell>
            <table:table-cell office:value-type="float" office:value="-0.219999"/>
          </table:table-row>
          <table:table-row>
            <table:table-cell office:value-type="string">
              <text:p>312</text:p>
            </table:table-cell>
            <table:table-cell office:value-type="float" office:value="0.43900099999999997"/>
          </table:table-row>
          <table:table-row>
            <table:table-cell office:value-type="string">
              <text:p>313</text:p>
            </table:table-cell>
            <table:table-cell office:value-type="float" office:value="-0.48800100000000002"/>
          </table:table-row>
          <table:table-row>
            <table:table-cell office:value-type="string">
              <text:p>314</text:p>
            </table:table-cell>
            <table:table-cell office:value-type="float" office:value="-0.786999"/>
          </table:table-row>
          <table:table-row>
            <table:table-cell office:value-type="string">
              <text:p>315</text:p>
            </table:table-cell>
            <table:table-cell office:value-type="float" office:value="-0.436"/>
          </table:table-row>
          <table:table-row>
            <table:table-cell office:value-type="string">
              <text:p>316</text:p>
            </table:table-cell>
            <table:table-cell office:value-type="float" office:value="-2.7000400000000001E-2"/>
          </table:table-row>
          <table:table-row>
            <table:table-cell office:value-type="string">
              <text:p>317</text:p>
            </table:table-cell>
            <table:table-cell office:value-type="float" office:value="-0.629"/>
          </table:table-row>
          <table:table-row>
            <table:table-cell office:value-type="string">
              <text:p>318</text:p>
            </table:table-cell>
            <table:table-cell office:value-type="float" office:value="-0.6"/>
          </table:table-row>
          <table:table-row>
            <table:table-cell office:value-type="string">
              <text:p>319</text:p>
            </table:table-cell>
            <table:table-cell office:value-type="float" office:value="-0.64500000000000002"/>
          </table:table-row>
          <table:table-row>
            <table:table-cell office:value-type="string">
              <text:p>320</text:p>
            </table:table-cell>
            <table:table-cell office:value-type="float" office:value="-0.73299999999999998"/>
          </table:table-row>
          <table:table-row>
            <table:table-cell office:value-type="string">
              <text:p>321</text:p>
            </table:table-cell>
            <table:table-cell office:value-type="float" office:value="-0.65"/>
          </table:table-row>
          <table:table-row>
            <table:table-cell office:value-type="string">
              <text:p>322</text:p>
            </table:table-cell>
            <table:table-cell office:value-type="float" office:value="-0.58299999999999996"/>
          </table:table-row>
          <table:table-row>
            <table:table-cell office:value-type="string">
              <text:p>323</text:p>
            </table:table-cell>
            <table:table-cell office:value-type="float" office:value="-0.64100000000000001"/>
          </table:table-row>
          <table:table-row>
            <table:table-cell office:value-type="string">
              <text:p>324</text:p>
            </table:table-cell>
            <table:table-cell office:value-type="float" office:value="-0.58199999999999996"/>
          </table:table-row>
          <table:table-row>
            <table:table-cell office:value-type="string">
              <text:p>325</text:p>
            </table:table-cell>
            <table:table-cell office:value-type="float" office:value="-1.673"/>
          </table:table-row>
          <table:table-row>
            <table:table-cell office:value-type="string">
              <text:p>326</text:p>
            </table:table-cell>
            <table:table-cell office:value-type="float" office:value="-2.4449999999999998"/>
          </table:table-row>
          <table:table-row>
            <table:table-cell office:value-type="string">
              <text:p>327</text:p>
            </table:table-cell>
            <table:table-cell office:value-type="float" office:value="-0.77300000000000002"/>
          </table:table-row>
          <table:table-row>
            <table:table-cell office:value-type="string">
              <text:p>328</text:p>
            </table:table-cell>
            <table:table-cell office:value-type="float" office:value="0.96299999999999997"/>
          </table:table-row>
          <table:table-row>
            <table:table-cell office:value-type="string">
              <text:p>329</text:p>
            </table:table-cell>
            <table:table-cell office:value-type="float" office:value="-0.400001"/>
          </table:table-row>
          <table:table-row>
            <table:table-cell office:value-type="string">
              <text:p>330</text:p>
            </table:table-cell>
            <table:table-cell office:value-type="float" office:value="-0.35599999999999998"/>
          </table:table-row>
          <table:table-row>
            <table:table-cell office:value-type="string">
              <text:p>331</text:p>
            </table:table-cell>
            <table:table-cell office:value-type="float" office:value="-0.77600000000000002"/>
          </table:table-row>
          <table:table-row>
            <table:table-cell office:value-type="string">
              <text:p>332</text:p>
            </table:table-cell>
            <table:table-cell office:value-type="float" office:value="-1.353"/>
          </table:table-row>
          <table:table-row>
            <table:table-cell office:value-type="string">
              <text:p>333</text:p>
            </table:table-cell>
            <table:table-cell office:value-type="float" office:value="-0.72399999999999998"/>
          </table:table-row>
          <table:table-row>
            <table:table-cell office:value-type="string">
              <text:p>334</text:p>
            </table:table-cell>
            <table:table-cell office:value-type="float" office:value="-1.9870000000000001"/>
          </table:table-row>
          <table:table-row>
            <table:table-cell office:value-type="string">
              <text:p>335</text:p>
            </table:table-cell>
            <table:table-cell office:value-type="float" office:value="-1.556"/>
          </table:table-row>
          <table:table-row>
            <table:table-cell office:value-type="string">
              <text:p>336</text:p>
            </table:table-cell>
            <table:table-cell office:value-type="float" office:value="-1.034"/>
          </table:table-row>
          <table:table-row>
            <table:table-cell office:value-type="string">
              <text:p>337</text:p>
            </table:table-cell>
            <table:table-cell office:value-type="float" office:value="-1.0309999999999999"/>
          </table:table-row>
          <table:table-row>
            <table:table-cell office:value-type="string">
              <text:p>338</text:p>
            </table:table-cell>
            <table:table-cell office:value-type="float" office:value="-0.72199999999999998"/>
          </table:table-row>
          <table:table-row>
            <table:table-cell office:value-type="string">
              <text:p>339</text:p>
            </table:table-cell>
            <table:table-cell office:value-type="float" office:value="-0.66400000000000003"/>
          </table:table-row>
          <table:table-row>
            <table:table-cell office:value-type="string">
              <text:p>340</text:p>
            </table:table-cell>
            <table:table-cell office:value-type="float" office:value="-0.60899999999999999"/>
          </table:table-row>
          <table:table-row>
            <table:table-cell office:value-type="string">
              <text:p>341</text:p>
            </table:table-cell>
            <table:table-cell office:value-type="float" office:value="-0.60099999999999998"/>
          </table:table-row>
          <table:table-row>
            <table:table-cell office:value-type="string">
              <text:p>342</text:p>
            </table:table-cell>
            <table:table-cell office:value-type="float" office:value="-0.35699999999999998"/>
          </table:table-row>
          <table:table-row>
            <table:table-cell office:value-type="string">
              <text:p>343</text:p>
            </table:table-cell>
            <table:table-cell office:value-type="float" office:value="-0.278999"/>
          </table:table-row>
          <table:table-row>
            <table:table-cell office:value-type="string">
              <text:p>344</text:p>
            </table:table-cell>
            <table:table-cell office:value-type="float" office:value="-7.9999899999999999E-2"/>
          </table:table-row>
          <table:table-row>
            <table:table-cell office:value-type="string">
              <text:p>345</text:p>
            </table:table-cell>
            <table:table-cell office:value-type="float" office:value="-0.31799899999999998"/>
          </table:table-row>
          <table:table-row>
            <table:table-cell office:value-type="string">
              <text:p>346</text:p>
            </table:table-cell>
            <table:table-cell office:value-type="float" office:value="-0.30699900000000002"/>
          </table:table-row>
          <table:table-row>
            <table:table-cell office:value-type="string">
              <text:p>347</text:p>
            </table:table-cell>
            <table:table-cell office:value-type="float" office:value="2.4430000000000001"/>
          </table:table-row>
          <table:table-row>
            <table:table-cell office:value-type="string">
              <text:p>348</text:p>
            </table:table-cell>
            <table:table-cell office:value-type="float" office:value="-2.8740000000000001"/>
          </table:table-row>
          <table:table-row>
            <table:table-cell office:value-type="string">
              <text:p>349</text:p>
            </table:table-cell>
            <table:table-cell office:value-type="float" office:value="-1.56"/>
          </table:table-row>
          <table:table-row>
            <table:table-cell office:value-type="string">
              <text:p>350</text:p>
            </table:table-cell>
            <table:table-cell office:value-type="float" office:value="1.4379999999999999"/>
          </table:table-row>
          <table:table-row>
            <table:table-cell office:value-type="string">
              <text:p>351</text:p>
            </table:table-cell>
            <table:table-cell office:value-type="float" office:value="-4.5599999999999996"/>
          </table:table-row>
          <table:table-row>
            <table:table-cell office:value-type="string">
              <text:p>352</text:p>
            </table:table-cell>
            <table:table-cell office:value-type="float" office:value="-3.8279999999999998"/>
          </table:table-row>
          <table:table-row>
            <table:table-cell office:value-type="string">
              <text:p>353</text:p>
            </table:table-cell>
            <table:table-cell office:value-type="float" office:value="-1.6140000000000001"/>
          </table:table-row>
          <table:table-row>
            <table:table-cell office:value-type="string">
              <text:p>354</text:p>
            </table:table-cell>
            <table:table-cell office:value-type="float" office:value="-7.6429999999999998"/>
          </table:table-row>
          <table:table-row>
            <table:table-cell office:value-type="string">
              <text:p>355</text:p>
            </table:table-cell>
            <table:table-cell office:value-type="float" office:value="-12.218999999999999"/>
          </table:table-row>
          <table:table-row>
            <table:table-cell office:value-type="string">
              <text:p>356</text:p>
            </table:table-cell>
            <table:table-cell office:value-type="float" office:value="-18.341000000000001"/>
          </table:table-row>
          <table:table-row>
            <table:table-cell office:value-type="string">
              <text:p>357</text:p>
            </table:table-cell>
            <table:table-cell office:value-type="float" office:value="-17.238"/>
          </table:table-row>
          <table:table-row>
            <table:table-cell office:value-type="string">
              <text:p>358</text:p>
            </table:table-cell>
            <table:table-cell office:value-type="float" office:value="-11.156000000000001"/>
          </table:table-row>
          <table:table-row>
            <table:table-cell office:value-type="string">
              <text:p>359</text:p>
            </table:table-cell>
            <table:table-cell office:value-type="float" office:value="-7.327"/>
          </table:table-row>
          <table:table-row>
            <table:table-cell office:value-type="string">
              <text:p>360</text:p>
            </table:table-cell>
            <table:table-cell office:value-type="float" office:value="-4.0279999999999996"/>
          </table:table-row>
          <table:table-row>
            <table:table-cell office:value-type="string">
              <text:p>361</text:p>
            </table:table-cell>
            <table:table-cell office:value-type="float" office:value="-2.9359999999999999"/>
          </table:table-row>
          <table:table-row>
            <table:table-cell office:value-type="string">
              <text:p>362</text:p>
            </table:table-cell>
            <table:table-cell office:value-type="float" office:value="-2.9590000000000001"/>
          </table:table-row>
          <table:table-row>
            <table:table-cell office:value-type="string">
              <text:p>363</text:p>
            </table:table-cell>
            <table:table-cell office:value-type="float" office:value="-2.2240000000000002"/>
          </table:table-row>
          <table:table-row>
            <table:table-cell office:value-type="string">
              <text:p>364</text:p>
            </table:table-cell>
            <table:table-cell office:value-type="float" office:value="-1.4330000000000001"/>
          </table:table-row>
          <table:table-row>
            <table:table-cell office:value-type="string">
              <text:p>365</text:p>
            </table:table-cell>
            <table:table-cell office:value-type="float" office:value="-1.6839999999999999"/>
          </table:table-row>
          <table:table-row>
            <table:table-cell office:value-type="string">
              <text:p>366</text:p>
            </table:table-cell>
            <table:table-cell office:value-type="float" office:value="-1.722"/>
          </table:table-row>
          <table:table-row>
            <table:table-cell office:value-type="string">
              <text:p>367</text:p>
            </table:table-cell>
            <table:table-cell office:value-type="float" office:value="-0.97899899999999995"/>
          </table:table-row>
          <table:table-row>
            <table:table-cell office:value-type="string">
              <text:p>368</text:p>
            </table:table-cell>
            <table:table-cell office:value-type="float" office:value="-0.72899999999999998"/>
          </table:table-row>
          <table:table-row>
            <table:table-cell office:value-type="string">
              <text:p>369</text:p>
            </table:table-cell>
            <table:table-cell office:value-type="float" office:value="-0.92"/>
          </table:table-row>
          <table:table-row>
            <table:table-cell office:value-type="string">
              <text:p>370</text:p>
            </table:table-cell>
            <table:table-cell office:value-type="float" office:value="-0.753"/>
          </table:table-row>
          <table:table-row>
            <table:table-cell office:value-type="string">
              <text:p>371</text:p>
            </table:table-cell>
            <table:table-cell office:value-type="float" office:value="-0.86899999999999999"/>
          </table:table-row>
          <table:table-row>
            <table:table-cell office:value-type="string">
              <text:p>372</text:p>
            </table:table-cell>
            <table:table-cell office:value-type="float" office:value="-0.98899999999999999"/>
          </table:table-row>
          <table:table-row>
            <table:table-cell office:value-type="string">
              <text:p>373</text:p>
            </table:table-cell>
            <table:table-cell office:value-type="float" office:value="-1.081"/>
          </table:table-row>
          <table:table-row>
            <table:table-cell office:value-type="string">
              <text:p>374</text:p>
            </table:table-cell>
            <table:table-cell office:value-type="float" office:value="-1.2170000000000001"/>
          </table:table-row>
          <table:table-row>
            <table:table-cell office:value-type="string">
              <text:p>375</text:p>
            </table:table-cell>
            <table:table-cell office:value-type="float" office:value="-1.3160000000000001"/>
          </table:table-row>
          <table:table-row>
            <table:table-cell office:value-type="string">
              <text:p>376</text:p>
            </table:table-cell>
            <table:table-cell office:value-type="float" office:value="-1.5109999999999999"/>
          </table:table-row>
          <table:table-row>
            <table:table-cell office:value-type="string">
              <text:p>377</text:p>
            </table:table-cell>
            <table:table-cell office:value-type="float" office:value="-1.4490000000000001"/>
          </table:table-row>
          <table:table-row>
            <table:table-cell office:value-type="string">
              <text:p>378</text:p>
            </table:table-cell>
            <table:table-cell office:value-type="float" office:value="-1.6379999999999999"/>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1">
      <style:graphic-properties draw:fill="none" draw:stroke="solid" svg:stroke-width="0.01042in" svg:stroke-color="#868686"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f81bd" draw:opacity="100%" draw:stroke="none"/>
    </style:style>
  </office:automatic-styles>
  <office:body>
    <office:chart>
      <chart:chart chart:class="chart:bar" svg:height="216.0pt" svg:width="360.0pt" chart:style-name="Crt0">
        <chart:plot-area chart:style-name="Plt0" chart:data-source-has-labels="both">
          <chart:axis chart:dimension="x" chart:name="primary-x" chart:style-name="Axs0">
            <chart:categories table:cell-range-address="local-table.$A$2:.$A$391"/>
          </chart:axis>
          <chart:axis chart:dimension="y" chart:name="primary-y" chart:style-name="Axs1">
            <chart:grid chart:class="major" chart:style-name="GMa1"/>
          </chart:axis>
          <chart:series chart:label-cell-address="local-table.$B$1" chart:values-cell-range-address="local-table.$B$2:.$B$391" chart:class="chart:bar" chart:attached-axis="primary-y" chart:style-name="G0S0">
            <chart:data-point chart:repeated="390"/>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eries1</text:p>
              </table:table-cell>
            </table:table-row>
          </table:table-header-rows>
          <table:table-row>
            <table:table-cell office:value-type="string">
              <text:p>1</text:p>
            </table:table-cell>
            <table:table-cell office:value-type="float" office:value="-2.177"/>
          </table:table-row>
          <table:table-row>
            <table:table-cell office:value-type="string">
              <text:p>2</text:p>
            </table:table-cell>
            <table:table-cell office:value-type="float" office:value="-1.61"/>
          </table:table-row>
          <table:table-row>
            <table:table-cell office:value-type="string">
              <text:p>3</text:p>
            </table:table-cell>
            <table:table-cell office:value-type="float" office:value="-1.4910000000000001"/>
          </table:table-row>
          <table:table-row>
            <table:table-cell office:value-type="string">
              <text:p>4</text:p>
            </table:table-cell>
            <table:table-cell office:value-type="float" office:value="-1.478"/>
          </table:table-row>
          <table:table-row>
            <table:table-cell office:value-type="string">
              <text:p>5</text:p>
            </table:table-cell>
            <table:table-cell office:value-type="float" office:value="-1.5620000000000001"/>
          </table:table-row>
          <table:table-row>
            <table:table-cell office:value-type="string">
              <text:p>6</text:p>
            </table:table-cell>
            <table:table-cell office:value-type="float" office:value="-1.44"/>
          </table:table-row>
          <table:table-row>
            <table:table-cell office:value-type="string">
              <text:p>7</text:p>
            </table:table-cell>
            <table:table-cell office:value-type="float" office:value="-1.45"/>
          </table:table-row>
          <table:table-row>
            <table:table-cell office:value-type="string">
              <text:p>8</text:p>
            </table:table-cell>
            <table:table-cell office:value-type="float" office:value="-1.268"/>
          </table:table-row>
          <table:table-row>
            <table:table-cell office:value-type="string">
              <text:p>9</text:p>
            </table:table-cell>
            <table:table-cell office:value-type="float" office:value="-1.2030000000000001"/>
          </table:table-row>
          <table:table-row>
            <table:table-cell office:value-type="string">
              <text:p>10</text:p>
            </table:table-cell>
            <table:table-cell office:value-type="float" office:value="-0.99399999999999999"/>
          </table:table-row>
          <table:table-row>
            <table:table-cell office:value-type="string">
              <text:p>11</text:p>
            </table:table-cell>
            <table:table-cell office:value-type="float" office:value="-0.624"/>
          </table:table-row>
          <table:table-row>
            <table:table-cell office:value-type="string">
              <text:p>12</text:p>
            </table:table-cell>
            <table:table-cell office:value-type="float" office:value="-0.33200099999999999"/>
          </table:table-row>
          <table:table-row>
            <table:table-cell office:value-type="string">
              <text:p>13</text:p>
            </table:table-cell>
            <table:table-cell office:value-type="float" office:value="-0.60499999999999998"/>
          </table:table-row>
          <table:table-row>
            <table:table-cell office:value-type="string">
              <text:p>14</text:p>
            </table:table-cell>
            <table:table-cell office:value-type="float" office:value="-1.145"/>
          </table:table-row>
          <table:table-row>
            <table:table-cell office:value-type="string">
              <text:p>15</text:p>
            </table:table-cell>
            <table:table-cell office:value-type="float" office:value="-1.429"/>
          </table:table-row>
          <table:table-row>
            <table:table-cell office:value-type="string">
              <text:p>16</text:p>
            </table:table-cell>
            <table:table-cell office:value-type="float" office:value="-2.903"/>
          </table:table-row>
          <table:table-row>
            <table:table-cell office:value-type="string">
              <text:p>17</text:p>
            </table:table-cell>
            <table:table-cell office:value-type="float" office:value="-4.9269999999999996"/>
          </table:table-row>
          <table:table-row>
            <table:table-cell office:value-type="string">
              <text:p>18</text:p>
            </table:table-cell>
            <table:table-cell office:value-type="float" office:value="-1.9850000000000001"/>
          </table:table-row>
          <table:table-row>
            <table:table-cell office:value-type="string">
              <text:p>19</text:p>
            </table:table-cell>
            <table:table-cell office:value-type="float" office:value="0.78800000000000003"/>
          </table:table-row>
          <table:table-row>
            <table:table-cell office:value-type="string">
              <text:p>20</text:p>
            </table:table-cell>
            <table:table-cell office:value-type="float" office:value="2.9390000000000001"/>
          </table:table-row>
          <table:table-row>
            <table:table-cell office:value-type="string">
              <text:p>21</text:p>
            </table:table-cell>
            <table:table-cell office:value-type="float" office:value="0.71399999999999997"/>
          </table:table-row>
          <table:table-row>
            <table:table-cell office:value-type="string">
              <text:p>22</text:p>
            </table:table-cell>
            <table:table-cell office:value-type="float" office:value="-4.3220000000000001"/>
          </table:table-row>
          <table:table-row>
            <table:table-cell office:value-type="string">
              <text:p>23</text:p>
            </table:table-cell>
            <table:table-cell office:value-type="float" office:value="-1.919"/>
          </table:table-row>
          <table:table-row>
            <table:table-cell office:value-type="string">
              <text:p>24</text:p>
            </table:table-cell>
            <table:table-cell office:value-type="float" office:value="0.312"/>
          </table:table-row>
          <table:table-row>
            <table:table-cell office:value-type="string">
              <text:p>25</text:p>
            </table:table-cell>
            <table:table-cell office:value-type="float" office:value="-0.191999"/>
          </table:table-row>
          <table:table-row>
            <table:table-cell office:value-type="string">
              <text:p>26</text:p>
            </table:table-cell>
            <table:table-cell office:value-type="float" office:value="-0.52299899999999999"/>
          </table:table-row>
          <table:table-row>
            <table:table-cell office:value-type="string">
              <text:p>27</text:p>
            </table:table-cell>
            <table:table-cell office:value-type="float" office:value="-2.2450000000000001"/>
          </table:table-row>
          <table:table-row>
            <table:table-cell office:value-type="string">
              <text:p>28</text:p>
            </table:table-cell>
            <table:table-cell office:value-type="float" office:value="-0.26200000000000001"/>
          </table:table-row>
          <table:table-row>
            <table:table-cell office:value-type="string">
              <text:p>29</text:p>
            </table:table-cell>
            <table:table-cell office:value-type="float" office:value="3.97"/>
          </table:table-row>
          <table:table-row>
            <table:table-cell office:value-type="string">
              <text:p>30</text:p>
            </table:table-cell>
            <table:table-cell office:value-type="float" office:value="5.133"/>
          </table:table-row>
          <table:table-row>
            <table:table-cell office:value-type="string">
              <text:p>31</text:p>
            </table:table-cell>
            <table:table-cell office:value-type="float" office:value="-1.643"/>
          </table:table-row>
          <table:table-row>
            <table:table-cell office:value-type="string">
              <text:p>32</text:p>
            </table:table-cell>
            <table:table-cell office:value-type="float" office:value="-1.46"/>
          </table:table-row>
          <table:table-row>
            <table:table-cell office:value-type="string">
              <text:p>33</text:p>
            </table:table-cell>
            <table:table-cell office:value-type="float" office:value="-0.86599999999999999"/>
          </table:table-row>
          <table:table-row>
            <table:table-cell office:value-type="string">
              <text:p>34</text:p>
            </table:table-cell>
            <table:table-cell office:value-type="float" office:value="-0.65800000000000003"/>
          </table:table-row>
          <table:table-row>
            <table:table-cell office:value-type="string">
              <text:p>35</text:p>
            </table:table-cell>
            <table:table-cell office:value-type="float" office:value="-0.78300000000000003"/>
          </table:table-row>
          <table:table-row>
            <table:table-cell office:value-type="string">
              <text:p>36</text:p>
            </table:table-cell>
            <table:table-cell office:value-type="float" office:value="-0.99099999999999999"/>
          </table:table-row>
          <table:table-row>
            <table:table-cell office:value-type="string">
              <text:p>37</text:p>
            </table:table-cell>
            <table:table-cell office:value-type="float" office:value="-1.0840000000000001"/>
          </table:table-row>
          <table:table-row>
            <table:table-cell office:value-type="string">
              <text:p>38</text:p>
            </table:table-cell>
            <table:table-cell office:value-type="float" office:value="-2.4780000000000002"/>
          </table:table-row>
          <table:table-row>
            <table:table-cell office:value-type="string">
              <text:p>39</text:p>
            </table:table-cell>
            <table:table-cell office:value-type="float" office:value="-1.726"/>
          </table:table-row>
          <table:table-row>
            <table:table-cell office:value-type="string">
              <text:p>40</text:p>
            </table:table-cell>
            <table:table-cell office:value-type="float" office:value="-1.544"/>
          </table:table-row>
          <table:table-row>
            <table:table-cell office:value-type="string">
              <text:p>41</text:p>
            </table:table-cell>
            <table:table-cell office:value-type="float" office:value="-1.3460000000000001"/>
          </table:table-row>
          <table:table-row>
            <table:table-cell office:value-type="string">
              <text:p>42</text:p>
            </table:table-cell>
            <table:table-cell office:value-type="float" office:value="-1.2689999999999999"/>
          </table:table-row>
          <table:table-row>
            <table:table-cell office:value-type="string">
              <text:p>43</text:p>
            </table:table-cell>
            <table:table-cell office:value-type="float" office:value="-1.3839999999999999"/>
          </table:table-row>
          <table:table-row>
            <table:table-cell office:value-type="string">
              <text:p>44</text:p>
            </table:table-cell>
            <table:table-cell office:value-type="float" office:value="-1.448"/>
          </table:table-row>
          <table:table-row>
            <table:table-cell office:value-type="string">
              <text:p>45</text:p>
            </table:table-cell>
            <table:table-cell office:value-type="float" office:value="-1.4470000000000001"/>
          </table:table-row>
          <table:table-row>
            <table:table-cell office:value-type="string">
              <text:p>46</text:p>
            </table:table-cell>
            <table:table-cell office:value-type="float" office:value="-1.1970000000000001"/>
          </table:table-row>
          <table:table-row>
            <table:table-cell office:value-type="string">
              <text:p>47</text:p>
            </table:table-cell>
            <table:table-cell office:value-type="float" office:value="-1.486"/>
          </table:table-row>
          <table:table-row>
            <table:table-cell office:value-type="string">
              <text:p>48</text:p>
            </table:table-cell>
            <table:table-cell office:value-type="float" office:value="-0.68500000000000005"/>
          </table:table-row>
          <table:table-row>
            <table:table-cell office:value-type="string">
              <text:p>49</text:p>
            </table:table-cell>
            <table:table-cell office:value-type="float" office:value="-0.78500000000000003"/>
          </table:table-row>
          <table:table-row>
            <table:table-cell office:value-type="string">
              <text:p>50</text:p>
            </table:table-cell>
            <table:table-cell office:value-type="float" office:value="-3.98"/>
          </table:table-row>
          <table:table-row>
            <table:table-cell office:value-type="string">
              <text:p>51</text:p>
            </table:table-cell>
            <table:table-cell office:value-type="float" office:value="-4.2949999999999999"/>
          </table:table-row>
          <table:table-row>
            <table:table-cell office:value-type="string">
              <text:p>52</text:p>
            </table:table-cell>
            <table:table-cell office:value-type="float" office:value="-2.984"/>
          </table:table-row>
          <table:table-row>
            <table:table-cell office:value-type="string">
              <text:p>53</text:p>
            </table:table-cell>
            <table:table-cell office:value-type="float" office:value="-3.988"/>
          </table:table-row>
          <table:table-row>
            <table:table-cell office:value-type="string">
              <text:p>54</text:p>
            </table:table-cell>
            <table:table-cell office:value-type="float" office:value="-0.80699900000000002"/>
          </table:table-row>
          <table:table-row>
            <table:table-cell office:value-type="string">
              <text:p>55</text:p>
            </table:table-cell>
            <table:table-cell office:value-type="float" office:value="-1.373"/>
          </table:table-row>
          <table:table-row>
            <table:table-cell office:value-type="string">
              <text:p>56</text:p>
            </table:table-cell>
            <table:table-cell office:value-type="float" office:value="-0.97199999999999998"/>
          </table:table-row>
          <table:table-row>
            <table:table-cell office:value-type="string">
              <text:p>57</text:p>
            </table:table-cell>
            <table:table-cell office:value-type="float" office:value="-1.1599999999999999"/>
          </table:table-row>
          <table:table-row>
            <table:table-cell office:value-type="string">
              <text:p>58</text:p>
            </table:table-cell>
            <table:table-cell office:value-type="float" office:value="-1.673"/>
          </table:table-row>
          <table:table-row>
            <table:table-cell office:value-type="string">
              <text:p>59</text:p>
            </table:table-cell>
            <table:table-cell office:value-type="float" office:value="-0.749"/>
          </table:table-row>
          <table:table-row>
            <table:table-cell office:value-type="string">
              <text:p>60</text:p>
            </table:table-cell>
            <table:table-cell office:value-type="float" office:value="-0.83599999999999997"/>
          </table:table-row>
          <table:table-row>
            <table:table-cell office:value-type="string">
              <text:p>61</text:p>
            </table:table-cell>
            <table:table-cell office:value-type="float" office:value="-0.84"/>
          </table:table-row>
          <table:table-row>
            <table:table-cell office:value-type="string">
              <text:p>62</text:p>
            </table:table-cell>
            <table:table-cell office:value-type="float" office:value="-0.79900000000000004"/>
          </table:table-row>
          <table:table-row>
            <table:table-cell office:value-type="string">
              <text:p>63</text:p>
            </table:table-cell>
            <table:table-cell office:value-type="float" office:value="-1.1259999999999999"/>
          </table:table-row>
          <table:table-row>
            <table:table-cell office:value-type="string">
              <text:p>64</text:p>
            </table:table-cell>
            <table:table-cell office:value-type="float" office:value="-1.468"/>
          </table:table-row>
          <table:table-row>
            <table:table-cell office:value-type="string">
              <text:p>65</text:p>
            </table:table-cell>
            <table:table-cell office:value-type="float" office:value="-1.3660000000000001"/>
          </table:table-row>
          <table:table-row>
            <table:table-cell office:value-type="string">
              <text:p>66</text:p>
            </table:table-cell>
            <table:table-cell office:value-type="float" office:value="-0.82799999999999996"/>
          </table:table-row>
          <table:table-row>
            <table:table-cell office:value-type="string">
              <text:p>67</text:p>
            </table:table-cell>
            <table:table-cell office:value-type="float" office:value="-1.452"/>
          </table:table-row>
          <table:table-row>
            <table:table-cell office:value-type="string">
              <text:p>68</text:p>
            </table:table-cell>
            <table:table-cell office:value-type="float" office:value="-1.145"/>
          </table:table-row>
          <table:table-row>
            <table:table-cell office:value-type="string">
              <text:p>69</text:p>
            </table:table-cell>
            <table:table-cell office:value-type="float" office:value="-1.252"/>
          </table:table-row>
          <table:table-row>
            <table:table-cell office:value-type="string">
              <text:p>70</text:p>
            </table:table-cell>
            <table:table-cell office:value-type="float" office:value="1.506"/>
          </table:table-row>
          <table:table-row>
            <table:table-cell office:value-type="string">
              <text:p>71</text:p>
            </table:table-cell>
            <table:table-cell office:value-type="float" office:value="-3.754"/>
          </table:table-row>
          <table:table-row>
            <table:table-cell office:value-type="string">
              <text:p>72</text:p>
            </table:table-cell>
            <table:table-cell office:value-type="float" office:value="-2.6520000000000001"/>
          </table:table-row>
          <table:table-row>
            <table:table-cell office:value-type="string">
              <text:p>73</text:p>
            </table:table-cell>
            <table:table-cell office:value-type="float" office:value="-2.7229999999999999"/>
          </table:table-row>
          <table:table-row>
            <table:table-cell office:value-type="string">
              <text:p>74</text:p>
            </table:table-cell>
            <table:table-cell office:value-type="float" office:value="-2.1890000000000001"/>
          </table:table-row>
          <table:table-row>
            <table:table-cell office:value-type="string">
              <text:p>75</text:p>
            </table:table-cell>
            <table:table-cell office:value-type="float" office:value="-1.256"/>
          </table:table-row>
          <table:table-row>
            <table:table-cell office:value-type="string">
              <text:p>76</text:p>
            </table:table-cell>
            <table:table-cell office:value-type="float" office:value="-1.2450000000000001"/>
          </table:table-row>
          <table:table-row>
            <table:table-cell office:value-type="string">
              <text:p>77</text:p>
            </table:table-cell>
            <table:table-cell office:value-type="float" office:value="2.5920000000000001"/>
          </table:table-row>
          <table:table-row>
            <table:table-cell office:value-type="string">
              <text:p>78</text:p>
            </table:table-cell>
            <table:table-cell office:value-type="float" office:value="-2.016"/>
          </table:table-row>
          <table:table-row>
            <table:table-cell office:value-type="string">
              <text:p>79</text:p>
            </table:table-cell>
            <table:table-cell office:value-type="float" office:value="-1.6970000000000001"/>
          </table:table-row>
          <table:table-row>
            <table:table-cell office:value-type="string">
              <text:p>80</text:p>
            </table:table-cell>
            <table:table-cell office:value-type="float" office:value="-1.766"/>
          </table:table-row>
          <table:table-row>
            <table:table-cell office:value-type="string">
              <text:p>81</text:p>
            </table:table-cell>
            <table:table-cell office:value-type="float" office:value="-1.8919999999999999"/>
          </table:table-row>
          <table:table-row>
            <table:table-cell office:value-type="string">
              <text:p>82</text:p>
            </table:table-cell>
            <table:table-cell office:value-type="float" office:value="-0.95499999999999996"/>
          </table:table-row>
          <table:table-row>
            <table:table-cell office:value-type="string">
              <text:p>83</text:p>
            </table:table-cell>
            <table:table-cell office:value-type="float" office:value="-0.54800000000000004"/>
          </table:table-row>
          <table:table-row>
            <table:table-cell office:value-type="string">
              <text:p>84</text:p>
            </table:table-cell>
            <table:table-cell office:value-type="float" office:value="-0.93100000000000005"/>
          </table:table-row>
          <table:table-row>
            <table:table-cell office:value-type="string">
              <text:p>85</text:p>
            </table:table-cell>
            <table:table-cell office:value-type="float" office:value="-0.98899999999999999"/>
          </table:table-row>
          <table:table-row>
            <table:table-cell office:value-type="string">
              <text:p>86</text:p>
            </table:table-cell>
            <table:table-cell office:value-type="float" office:value="-0.90400000000000003"/>
          </table:table-row>
          <table:table-row>
            <table:table-cell office:value-type="string">
              <text:p>87</text:p>
            </table:table-cell>
            <table:table-cell office:value-type="float" office:value="-1.083"/>
          </table:table-row>
          <table:table-row>
            <table:table-cell office:value-type="string">
              <text:p>88</text:p>
            </table:table-cell>
            <table:table-cell office:value-type="float" office:value="-1.1950000000000001"/>
          </table:table-row>
          <table:table-row>
            <table:table-cell office:value-type="string">
              <text:p>89</text:p>
            </table:table-cell>
            <table:table-cell office:value-type="float" office:value="-0.95099999999999996"/>
          </table:table-row>
          <table:table-row>
            <table:table-cell office:value-type="string">
              <text:p>90</text:p>
            </table:table-cell>
            <table:table-cell office:value-type="float" office:value="-1.5680000000000001"/>
          </table:table-row>
          <table:table-row>
            <table:table-cell office:value-type="string">
              <text:p>91</text:p>
            </table:table-cell>
            <table:table-cell office:value-type="float" office:value="-2.673"/>
          </table:table-row>
          <table:table-row>
            <table:table-cell office:value-type="string">
              <text:p>92</text:p>
            </table:table-cell>
            <table:table-cell office:value-type="float" office:value="-6.1630000000000003"/>
          </table:table-row>
          <table:table-row>
            <table:table-cell office:value-type="string">
              <text:p>93</text:p>
            </table:table-cell>
            <table:table-cell office:value-type="float" office:value="-0.47199999999999998"/>
          </table:table-row>
          <table:table-row>
            <table:table-cell office:value-type="string">
              <text:p>94</text:p>
            </table:table-cell>
            <table:table-cell office:value-type="float" office:value="-3.40004E-2"/>
          </table:table-row>
          <table:table-row>
            <table:table-cell office:value-type="string">
              <text:p>95</text:p>
            </table:table-cell>
            <table:table-cell office:value-type="float" office:value="-3.573"/>
          </table:table-row>
          <table:table-row>
            <table:table-cell office:value-type="string">
              <text:p>96</text:p>
            </table:table-cell>
            <table:table-cell office:value-type="float" office:value="-0.45600099999999999"/>
          </table:table-row>
          <table:table-row>
            <table:table-cell office:value-type="string">
              <text:p>97</text:p>
            </table:table-cell>
            <table:table-cell office:value-type="float" office:value="-0.96899999999999997"/>
          </table:table-row>
          <table:table-row>
            <table:table-cell office:value-type="string">
              <text:p>98</text:p>
            </table:table-cell>
            <table:table-cell office:value-type="float" office:value="-0.91500000000000004"/>
          </table:table-row>
          <table:table-row>
            <table:table-cell office:value-type="string">
              <text:p>99</text:p>
            </table:table-cell>
            <table:table-cell office:value-type="float" office:value="-1.33"/>
          </table:table-row>
          <table:table-row>
            <table:table-cell office:value-type="string">
              <text:p>100</text:p>
            </table:table-cell>
            <table:table-cell office:value-type="float" office:value="-1.151"/>
          </table:table-row>
          <table:table-row>
            <table:table-cell office:value-type="string">
              <text:p>101</text:p>
            </table:table-cell>
            <table:table-cell office:value-type="float" office:value="-1.016"/>
          </table:table-row>
          <table:table-row>
            <table:table-cell office:value-type="string">
              <text:p>102</text:p>
            </table:table-cell>
            <table:table-cell office:value-type="float" office:value="-1.2090000000000001"/>
          </table:table-row>
          <table:table-row>
            <table:table-cell office:value-type="string">
              <text:p>103</text:p>
            </table:table-cell>
            <table:table-cell office:value-type="float" office:value="-0.98199999999999998"/>
          </table:table-row>
          <table:table-row>
            <table:table-cell office:value-type="string">
              <text:p>104</text:p>
            </table:table-cell>
            <table:table-cell office:value-type="float" office:value="-0.66200000000000003"/>
          </table:table-row>
          <table:table-row>
            <table:table-cell office:value-type="string">
              <text:p>105</text:p>
            </table:table-cell>
            <table:table-cell office:value-type="float" office:value="-0.308"/>
          </table:table-row>
          <table:table-row>
            <table:table-cell office:value-type="string">
              <text:p>106</text:p>
            </table:table-cell>
            <table:table-cell office:value-type="float" office:value="-7.9000000000000001E-2"/>
          </table:table-row>
          <table:table-row>
            <table:table-cell office:value-type="string">
              <text:p>107</text:p>
            </table:table-cell>
            <table:table-cell office:value-type="float" office:value="-0.71199999999999997"/>
          </table:table-row>
          <table:table-row>
            <table:table-cell office:value-type="string">
              <text:p>108</text:p>
            </table:table-cell>
            <table:table-cell office:value-type="float" office:value="-2.359"/>
          </table:table-row>
          <table:table-row>
            <table:table-cell office:value-type="string">
              <text:p>109</text:p>
            </table:table-cell>
            <table:table-cell office:value-type="float" office:value="-4.4690000000000003"/>
          </table:table-row>
          <table:table-row>
            <table:table-cell office:value-type="string">
              <text:p>110</text:p>
            </table:table-cell>
            <table:table-cell office:value-type="float" office:value="-2.0630000000000002"/>
          </table:table-row>
          <table:table-row>
            <table:table-cell office:value-type="string">
              <text:p>111</text:p>
            </table:table-cell>
            <table:table-cell office:value-type="float" office:value="-1.6910000000000001"/>
          </table:table-row>
          <table:table-row>
            <table:table-cell office:value-type="string">
              <text:p>112</text:p>
            </table:table-cell>
            <table:table-cell office:value-type="float" office:value="-1.1000000000000001"/>
          </table:table-row>
          <table:table-row>
            <table:table-cell office:value-type="string">
              <text:p>113</text:p>
            </table:table-cell>
            <table:table-cell office:value-type="float" office:value="-0.88800000000000001"/>
          </table:table-row>
          <table:table-row>
            <table:table-cell office:value-type="string">
              <text:p>114</text:p>
            </table:table-cell>
            <table:table-cell office:value-type="float" office:value="-1.181"/>
          </table:table-row>
          <table:table-row>
            <table:table-cell office:value-type="string">
              <text:p>115</text:p>
            </table:table-cell>
            <table:table-cell office:value-type="float" office:value="-1.2390000000000001"/>
          </table:table-row>
          <table:table-row>
            <table:table-cell office:value-type="string">
              <text:p>116</text:p>
            </table:table-cell>
            <table:table-cell office:value-type="float" office:value="-0.64600000000000002"/>
          </table:table-row>
          <table:table-row>
            <table:table-cell office:value-type="string">
              <text:p>117</text:p>
            </table:table-cell>
            <table:table-cell office:value-type="float" office:value="-1.1000000000000001"/>
          </table:table-row>
          <table:table-row>
            <table:table-cell office:value-type="string">
              <text:p>118</text:p>
            </table:table-cell>
            <table:table-cell office:value-type="float" office:value="-1.9259999999999999"/>
          </table:table-row>
          <table:table-row>
            <table:table-cell office:value-type="string">
              <text:p>119</text:p>
            </table:table-cell>
            <table:table-cell office:value-type="float" office:value="-2.5409999999999999"/>
          </table:table-row>
          <table:table-row>
            <table:table-cell office:value-type="string">
              <text:p>120</text:p>
            </table:table-cell>
            <table:table-cell office:value-type="float" office:value="-0.503"/>
          </table:table-row>
          <table:table-row>
            <table:table-cell office:value-type="string">
              <text:p>121</text:p>
            </table:table-cell>
            <table:table-cell office:value-type="float" office:value="-0.55600000000000005"/>
          </table:table-row>
          <table:table-row>
            <table:table-cell office:value-type="string">
              <text:p>122</text:p>
            </table:table-cell>
            <table:table-cell office:value-type="float" office:value="-1.617"/>
          </table:table-row>
          <table:table-row>
            <table:table-cell office:value-type="string">
              <text:p>123</text:p>
            </table:table-cell>
            <table:table-cell office:value-type="float" office:value="-0.247"/>
          </table:table-row>
          <table:table-row>
            <table:table-cell office:value-type="string">
              <text:p>124</text:p>
            </table:table-cell>
            <table:table-cell office:value-type="float" office:value="-0.376"/>
          </table:table-row>
          <table:table-row>
            <table:table-cell office:value-type="string">
              <text:p>125</text:p>
            </table:table-cell>
            <table:table-cell office:value-type="float" office:value="-1.08"/>
          </table:table-row>
          <table:table-row>
            <table:table-cell office:value-type="string">
              <text:p>126</text:p>
            </table:table-cell>
            <table:table-cell office:value-type="float" office:value="-0.64500000000000002"/>
          </table:table-row>
          <table:table-row>
            <table:table-cell office:value-type="string">
              <text:p>127</text:p>
            </table:table-cell>
            <table:table-cell office:value-type="float" office:value="-1.0229999999999999"/>
          </table:table-row>
          <table:table-row>
            <table:table-cell office:value-type="string">
              <text:p>128</text:p>
            </table:table-cell>
            <table:table-cell office:value-type="float" office:value="-0.92300000000000004"/>
          </table:table-row>
          <table:table-row>
            <table:table-cell office:value-type="string">
              <text:p>129</text:p>
            </table:table-cell>
            <table:table-cell office:value-type="float" office:value="-0.91900000000000004"/>
          </table:table-row>
          <table:table-row>
            <table:table-cell office:value-type="string">
              <text:p>130</text:p>
            </table:table-cell>
            <table:table-cell office:value-type="float" office:value="-1.1539999999999999"/>
          </table:table-row>
          <table:table-row>
            <table:table-cell office:value-type="string">
              <text:p>131</text:p>
            </table:table-cell>
            <table:table-cell office:value-type="float" office:value="-0.97799999999999998"/>
          </table:table-row>
          <table:table-row>
            <table:table-cell office:value-type="string">
              <text:p>132</text:p>
            </table:table-cell>
            <table:table-cell office:value-type="float" office:value="-0.14699899999999999"/>
          </table:table-row>
          <table:table-row>
            <table:table-cell office:value-type="string">
              <text:p>133</text:p>
            </table:table-cell>
            <table:table-cell office:value-type="float" office:value="0.285001"/>
          </table:table-row>
          <table:table-row>
            <table:table-cell office:value-type="string">
              <text:p>134</text:p>
            </table:table-cell>
            <table:table-cell office:value-type="float" office:value="-0.42699999999999999"/>
          </table:table-row>
          <table:table-row>
            <table:table-cell office:value-type="string">
              <text:p>135</text:p>
            </table:table-cell>
            <table:table-cell office:value-type="float" office:value="-0.17100000000000001"/>
          </table:table-row>
          <table:table-row>
            <table:table-cell office:value-type="string">
              <text:p>136</text:p>
            </table:table-cell>
            <table:table-cell office:value-type="float" office:value="-3.18"/>
          </table:table-row>
          <table:table-row>
            <table:table-cell office:value-type="string">
              <text:p>137</text:p>
            </table:table-cell>
            <table:table-cell office:value-type="float" office:value="-3.165"/>
          </table:table-row>
          <table:table-row>
            <table:table-cell office:value-type="string">
              <text:p>138</text:p>
            </table:table-cell>
            <table:table-cell office:value-type="float" office:value="-1.2170000000000001"/>
          </table:table-row>
          <table:table-row>
            <table:table-cell office:value-type="string">
              <text:p>139</text:p>
            </table:table-cell>
            <table:table-cell office:value-type="float" office:value="-3.2120000000000002"/>
          </table:table-row>
          <table:table-row>
            <table:table-cell office:value-type="string">
              <text:p>140</text:p>
            </table:table-cell>
            <table:table-cell office:value-type="float" office:value="-2.2730000000000001"/>
          </table:table-row>
          <table:table-row>
            <table:table-cell office:value-type="string">
              <text:p>141</text:p>
            </table:table-cell>
            <table:table-cell office:value-type="float" office:value="-3.14"/>
          </table:table-row>
          <table:table-row>
            <table:table-cell office:value-type="string">
              <text:p>142</text:p>
            </table:table-cell>
            <table:table-cell office:value-type="float" office:value="-3.13"/>
          </table:table-row>
          <table:table-row>
            <table:table-cell office:value-type="string">
              <text:p>143</text:p>
            </table:table-cell>
            <table:table-cell office:value-type="float" office:value="-4.0650000000000004"/>
          </table:table-row>
          <table:table-row>
            <table:table-cell office:value-type="string">
              <text:p>144</text:p>
            </table:table-cell>
            <table:table-cell office:value-type="float" office:value="-2.7549999999999999"/>
          </table:table-row>
          <table:table-row>
            <table:table-cell office:value-type="string">
              <text:p>145</text:p>
            </table:table-cell>
            <table:table-cell office:value-type="float" office:value="-4.5209999999999999"/>
          </table:table-row>
          <table:table-row>
            <table:table-cell office:value-type="string">
              <text:p>146</text:p>
            </table:table-cell>
            <table:table-cell office:value-type="float" office:value="-4.0990000000000002"/>
          </table:table-row>
          <table:table-row>
            <table:table-cell office:value-type="string">
              <text:p>147</text:p>
            </table:table-cell>
            <table:table-cell office:value-type="float" office:value="-5.133"/>
          </table:table-row>
          <table:table-row>
            <table:table-cell office:value-type="string">
              <text:p>148</text:p>
            </table:table-cell>
            <table:table-cell office:value-type="float" office:value="-4.8460000000000001"/>
          </table:table-row>
          <table:table-row>
            <table:table-cell office:value-type="string">
              <text:p>149</text:p>
            </table:table-cell>
            <table:table-cell office:value-type="float" office:value="-3.863"/>
          </table:table-row>
          <table:table-row>
            <table:table-cell office:value-type="string">
              <text:p>150</text:p>
            </table:table-cell>
            <table:table-cell office:value-type="float" office:value="-3.92"/>
          </table:table-row>
          <table:table-row>
            <table:table-cell office:value-type="string">
              <text:p>151</text:p>
            </table:table-cell>
            <table:table-cell office:value-type="float" office:value="-15.907999999999999"/>
          </table:table-row>
          <table:table-row>
            <table:table-cell office:value-type="string">
              <text:p>152</text:p>
            </table:table-cell>
            <table:table-cell office:value-type="float" office:value="-15.374000000000001"/>
          </table:table-row>
          <table:table-row>
            <table:table-cell office:value-type="string">
              <text:p>153</text:p>
            </table:table-cell>
            <table:table-cell office:value-type="float" office:value="-13.816000000000001"/>
          </table:table-row>
          <table:table-row>
            <table:table-cell office:value-type="string">
              <text:p>154</text:p>
            </table:table-cell>
            <table:table-cell office:value-type="float" office:value="-9.6539999999999999"/>
          </table:table-row>
          <table:table-row>
            <table:table-cell office:value-type="string">
              <text:p>155</text:p>
            </table:table-cell>
            <table:table-cell office:value-type="float" office:value="-6.7290000000000001"/>
          </table:table-row>
          <table:table-row>
            <table:table-cell office:value-type="string">
              <text:p>156</text:p>
            </table:table-cell>
            <table:table-cell office:value-type="float" office:value="-2.4870000000000001"/>
          </table:table-row>
          <table:table-row>
            <table:table-cell office:value-type="string">
              <text:p>157</text:p>
            </table:table-cell>
            <table:table-cell office:value-type="float" office:value="-1.0149999999999999"/>
          </table:table-row>
          <table:table-row>
            <table:table-cell office:value-type="string">
              <text:p>158</text:p>
            </table:table-cell>
            <table:table-cell office:value-type="float" office:value="-1.1779999999999999"/>
          </table:table-row>
          <table:table-row>
            <table:table-cell office:value-type="string">
              <text:p>159</text:p>
            </table:table-cell>
            <table:table-cell office:value-type="float" office:value="-1.464"/>
          </table:table-row>
          <table:table-row>
            <table:table-cell office:value-type="string">
              <text:p>160</text:p>
            </table:table-cell>
            <table:table-cell office:value-type="float" office:value="-1.4670000000000001"/>
          </table:table-row>
          <table:table-row>
            <table:table-cell office:value-type="string">
              <text:p>161</text:p>
            </table:table-cell>
            <table:table-cell office:value-type="float" office:value="-1.1299999999999999"/>
          </table:table-row>
          <table:table-row>
            <table:table-cell office:value-type="string">
              <text:p>162</text:p>
            </table:table-cell>
            <table:table-cell office:value-type="float" office:value="-0.91700099999999996"/>
          </table:table-row>
          <table:table-row>
            <table:table-cell office:value-type="string">
              <text:p>163</text:p>
            </table:table-cell>
            <table:table-cell office:value-type="float" office:value="-0.72"/>
          </table:table-row>
          <table:table-row>
            <table:table-cell office:value-type="string">
              <text:p>164</text:p>
            </table:table-cell>
            <table:table-cell office:value-type="float" office:value="-0.56000000000000005"/>
          </table:table-row>
          <table:table-row>
            <table:table-cell office:value-type="string">
              <text:p>165</text:p>
            </table:table-cell>
            <table:table-cell office:value-type="float" office:value="-0.252"/>
          </table:table-row>
          <table:table-row>
            <table:table-cell office:value-type="string">
              <text:p>166</text:p>
            </table:table-cell>
            <table:table-cell office:value-type="float" office:value="-0.39800000000000002"/>
          </table:table-row>
          <table:table-row>
            <table:table-cell office:value-type="string">
              <text:p>167</text:p>
            </table:table-cell>
            <table:table-cell office:value-type="float" office:value="5.10001E-2"/>
          </table:table-row>
          <table:table-row>
            <table:table-cell office:value-type="string">
              <text:p>168</text:p>
            </table:table-cell>
            <table:table-cell office:value-type="float" office:value="8.7219999999999995"/>
          </table:table-row>
          <table:table-row>
            <table:table-cell office:value-type="string">
              <text:p>169</text:p>
            </table:table-cell>
            <table:table-cell office:value-type="float" office:value="8.657"/>
          </table:table-row>
          <table:table-row>
            <table:table-cell office:value-type="string">
              <text:p>170</text:p>
            </table:table-cell>
            <table:table-cell office:value-type="float" office:value="5.242"/>
          </table:table-row>
          <table:table-row>
            <table:table-cell office:value-type="string">
              <text:p>171</text:p>
            </table:table-cell>
            <table:table-cell office:value-type="float" office:value="-0.16700000000000001"/>
          </table:table-row>
          <table:table-row>
            <table:table-cell office:value-type="string">
              <text:p>172</text:p>
            </table:table-cell>
            <table:table-cell office:value-type="float" office:value="0.56200000000000006"/>
          </table:table-row>
          <table:table-row>
            <table:table-cell office:value-type="string">
              <text:p>173</text:p>
            </table:table-cell>
            <table:table-cell office:value-type="float" office:value="0.36199999999999999"/>
          </table:table-row>
          <table:table-row>
            <table:table-cell office:value-type="string">
              <text:p>174</text:p>
            </table:table-cell>
            <table:table-cell office:value-type="float" office:value="0.60499999999999998"/>
          </table:table-row>
          <table:table-row>
            <table:table-cell office:value-type="string">
              <text:p>175</text:p>
            </table:table-cell>
            <table:table-cell office:value-type="float" office:value="0.59399999999999997"/>
          </table:table-row>
          <table:table-row>
            <table:table-cell office:value-type="string">
              <text:p>176</text:p>
            </table:table-cell>
            <table:table-cell office:value-type="float" office:value="0.16200000000000001"/>
          </table:table-row>
          <table:table-row>
            <table:table-cell office:value-type="string">
              <text:p>177</text:p>
            </table:table-cell>
            <table:table-cell office:value-type="float" office:value="-5.2999999999999999E-2"/>
          </table:table-row>
          <table:table-row>
            <table:table-cell office:value-type="string">
              <text:p>178</text:p>
            </table:table-cell>
            <table:table-cell office:value-type="float" office:value="-0.34699999999999998"/>
          </table:table-row>
          <table:table-row>
            <table:table-cell office:value-type="string">
              <text:p>179</text:p>
            </table:table-cell>
            <table:table-cell office:value-type="float" office:value="-0.14699999999999999"/>
          </table:table-row>
          <table:table-row>
            <table:table-cell office:value-type="string">
              <text:p>180</text:p>
            </table:table-cell>
            <table:table-cell office:value-type="float" office:value="-0.27500000000000002"/>
          </table:table-row>
          <table:table-row>
            <table:table-cell office:value-type="string">
              <text:p>181</text:p>
            </table:table-cell>
            <table:table-cell office:value-type="float" office:value="-0.66"/>
          </table:table-row>
          <table:table-row>
            <table:table-cell office:value-type="string">
              <text:p>182</text:p>
            </table:table-cell>
            <table:table-cell office:value-type="float" office:value="-0.997"/>
          </table:table-row>
          <table:table-row>
            <table:table-cell office:value-type="string">
              <text:p>183</text:p>
            </table:table-cell>
            <table:table-cell office:value-type="float" office:value="1.9730000000000001"/>
          </table:table-row>
          <table:table-row>
            <table:table-cell office:value-type="string">
              <text:p>184</text:p>
            </table:table-cell>
            <table:table-cell office:value-type="float" office:value="2.3860000000000001"/>
          </table:table-row>
          <table:table-row>
            <table:table-cell office:value-type="string">
              <text:p>185</text:p>
            </table:table-cell>
            <table:table-cell office:value-type="float" office:value="1.232"/>
          </table:table-row>
          <table:table-row>
            <table:table-cell office:value-type="string">
              <text:p>186</text:p>
            </table:table-cell>
            <table:table-cell office:value-type="float" office:value="3.194"/>
          </table:table-row>
          <table:table-row>
            <table:table-cell office:value-type="string">
              <text:p>187</text:p>
            </table:table-cell>
            <table:table-cell office:value-type="float" office:value="1.2789999999999999"/>
          </table:table-row>
          <table:table-row>
            <table:table-cell office:value-type="string">
              <text:p>188</text:p>
            </table:table-cell>
            <table:table-cell office:value-type="float" office:value="0.39400099999999999"/>
          </table:table-row>
          <table:table-row>
            <table:table-cell office:value-type="string">
              <text:p>189</text:p>
            </table:table-cell>
            <table:table-cell office:value-type="float" office:value="2.625"/>
          </table:table-row>
          <table:table-row>
            <table:table-cell office:value-type="string">
              <text:p>190</text:p>
            </table:table-cell>
            <table:table-cell office:value-type="float" office:value="3.2"/>
          </table:table-row>
          <table:table-row>
            <table:table-cell office:value-type="string">
              <text:p>191</text:p>
            </table:table-cell>
            <table:table-cell office:value-type="float" office:value="1.395"/>
          </table:table-row>
          <table:table-row>
            <table:table-cell office:value-type="string">
              <text:p>192</text:p>
            </table:table-cell>
            <table:table-cell office:value-type="float" office:value="4.1950000000000003"/>
          </table:table-row>
          <table:table-row>
            <table:table-cell office:value-type="string">
              <text:p>193</text:p>
            </table:table-cell>
            <table:table-cell office:value-type="float" office:value="6.319"/>
          </table:table-row>
          <table:table-row>
            <table:table-cell office:value-type="string">
              <text:p>194</text:p>
            </table:table-cell>
            <table:table-cell office:value-type="float" office:value="8.9930000000000003"/>
          </table:table-row>
          <table:table-row>
            <table:table-cell office:value-type="string">
              <text:p>195</text:p>
            </table:table-cell>
            <table:table-cell office:value-type="float" office:value="9.6159999999999997"/>
          </table:table-row>
          <table:table-row>
            <table:table-cell office:value-type="string">
              <text:p>196</text:p>
            </table:table-cell>
            <table:table-cell office:value-type="float" office:value="8.74"/>
          </table:table-row>
          <table:table-row>
            <table:table-cell office:value-type="string">
              <text:p>197</text:p>
            </table:table-cell>
            <table:table-cell office:value-type="float" office:value="11.794"/>
          </table:table-row>
          <table:table-row>
            <table:table-cell office:value-type="string">
              <text:p>198</text:p>
            </table:table-cell>
            <table:table-cell office:value-type="float" office:value="14.965999999999999"/>
          </table:table-row>
          <table:table-row>
            <table:table-cell office:value-type="string">
              <text:p>199</text:p>
            </table:table-cell>
            <table:table-cell office:value-type="float" office:value="22.05"/>
          </table:table-row>
          <table:table-row>
            <table:table-cell office:value-type="string">
              <text:p>200</text:p>
            </table:table-cell>
            <table:table-cell office:value-type="float" office:value="21.294"/>
          </table:table-row>
          <table:table-row>
            <table:table-cell office:value-type="string">
              <text:p>201</text:p>
            </table:table-cell>
            <table:table-cell office:value-type="float" office:value="21.257999999999999"/>
          </table:table-row>
          <table:table-row>
            <table:table-cell office:value-type="string">
              <text:p>202</text:p>
            </table:table-cell>
            <table:table-cell office:value-type="float" office:value="21.800999999999998"/>
          </table:table-row>
          <table:table-row>
            <table:table-cell office:value-type="string">
              <text:p>203</text:p>
            </table:table-cell>
            <table:table-cell office:value-type="float" office:value="21.628"/>
          </table:table-row>
          <table:table-row>
            <table:table-cell office:value-type="string">
              <text:p>204</text:p>
            </table:table-cell>
            <table:table-cell office:value-type="float" office:value="21.849"/>
          </table:table-row>
          <table:table-row>
            <table:table-cell office:value-type="string">
              <text:p>205</text:p>
            </table:table-cell>
            <table:table-cell office:value-type="float" office:value="21.131"/>
          </table:table-row>
          <table:table-row>
            <table:table-cell office:value-type="string">
              <text:p>206</text:p>
            </table:table-cell>
            <table:table-cell office:value-type="float" office:value="21.539000000000001"/>
          </table:table-row>
          <table:table-row>
            <table:table-cell office:value-type="string">
              <text:p>207</text:p>
            </table:table-cell>
            <table:table-cell office:value-type="float" office:value="18.338999999999999"/>
          </table:table-row>
          <table:table-row>
            <table:table-cell office:value-type="string">
              <text:p>208</text:p>
            </table:table-cell>
            <table:table-cell office:value-type="float" office:value="16.86"/>
          </table:table-row>
          <table:table-row>
            <table:table-cell office:value-type="string">
              <text:p>209</text:p>
            </table:table-cell>
            <table:table-cell office:value-type="float" office:value="15.625999999999999"/>
          </table:table-row>
          <table:table-row>
            <table:table-cell office:value-type="string">
              <text:p>210</text:p>
            </table:table-cell>
            <table:table-cell office:value-type="float" office:value="9.6379999999999999"/>
          </table:table-row>
          <table:table-row>
            <table:table-cell office:value-type="string">
              <text:p>211</text:p>
            </table:table-cell>
            <table:table-cell office:value-type="float" office:value="4.3630000000000004"/>
          </table:table-row>
          <table:table-row>
            <table:table-cell office:value-type="string">
              <text:p>212</text:p>
            </table:table-cell>
            <table:table-cell office:value-type="float" office:value="-1.214"/>
          </table:table-row>
          <table:table-row>
            <table:table-cell office:value-type="string">
              <text:p>213</text:p>
            </table:table-cell>
            <table:table-cell office:value-type="float" office:value="-5.9770000000000003"/>
          </table:table-row>
          <table:table-row>
            <table:table-cell office:value-type="string">
              <text:p>214</text:p>
            </table:table-cell>
            <table:table-cell office:value-type="float" office:value="-11.393000000000001"/>
          </table:table-row>
          <table:table-row>
            <table:table-cell office:value-type="string">
              <text:p>215</text:p>
            </table:table-cell>
            <table:table-cell office:value-type="float" office:value="-13.521000000000001"/>
          </table:table-row>
          <table:table-row>
            <table:table-cell office:value-type="string">
              <text:p>216</text:p>
            </table:table-cell>
            <table:table-cell office:value-type="float" office:value="-13.393000000000001"/>
          </table:table-row>
          <table:table-row>
            <table:table-cell office:value-type="string">
              <text:p>217</text:p>
            </table:table-cell>
            <table:table-cell office:value-type="float" office:value="-13.879"/>
          </table:table-row>
          <table:table-row>
            <table:table-cell office:value-type="string">
              <text:p>218</text:p>
            </table:table-cell>
            <table:table-cell office:value-type="float" office:value="-20.081"/>
          </table:table-row>
          <table:table-row>
            <table:table-cell office:value-type="string">
              <text:p>219</text:p>
            </table:table-cell>
            <table:table-cell office:value-type="float" office:value="-23.166"/>
          </table:table-row>
          <table:table-row>
            <table:table-cell office:value-type="string">
              <text:p>220</text:p>
            </table:table-cell>
            <table:table-cell office:value-type="float" office:value="-27.643000000000001"/>
          </table:table-row>
          <table:table-row>
            <table:table-cell office:value-type="string">
              <text:p>221</text:p>
            </table:table-cell>
            <table:table-cell office:value-type="float" office:value="-32.529000000000003"/>
          </table:table-row>
          <table:table-row>
            <table:table-cell office:value-type="string">
              <text:p>222</text:p>
            </table:table-cell>
            <table:table-cell office:value-type="float" office:value="-29.661999999999999"/>
          </table:table-row>
          <table:table-row>
            <table:table-cell office:value-type="string">
              <text:p>223</text:p>
            </table:table-cell>
            <table:table-cell office:value-type="float" office:value="-24.097999999999999"/>
          </table:table-row>
          <table:table-row>
            <table:table-cell office:value-type="string">
              <text:p>224</text:p>
            </table:table-cell>
            <table:table-cell office:value-type="float" office:value="-22.234000000000002"/>
          </table:table-row>
          <table:table-row>
            <table:table-cell office:value-type="string">
              <text:p>225</text:p>
            </table:table-cell>
            <table:table-cell office:value-type="float" office:value="-21.646999999999998"/>
          </table:table-row>
          <table:table-row>
            <table:table-cell office:value-type="string">
              <text:p>226</text:p>
            </table:table-cell>
            <table:table-cell office:value-type="float" office:value="-15.737"/>
          </table:table-row>
          <table:table-row>
            <table:table-cell office:value-type="string">
              <text:p>227</text:p>
            </table:table-cell>
            <table:table-cell office:value-type="float" office:value="-11.048999999999999"/>
          </table:table-row>
          <table:table-row>
            <table:table-cell office:value-type="string">
              <text:p>228</text:p>
            </table:table-cell>
            <table:table-cell office:value-type="float" office:value="-4.6589999999999998"/>
          </table:table-row>
          <table:table-row>
            <table:table-cell office:value-type="string">
              <text:p>229</text:p>
            </table:table-cell>
            <table:table-cell office:value-type="float" office:value="-1.881"/>
          </table:table-row>
          <table:table-row>
            <table:table-cell office:value-type="string">
              <text:p>230</text:p>
            </table:table-cell>
            <table:table-cell office:value-type="float" office:value="-1.675"/>
          </table:table-row>
          <table:table-row>
            <table:table-cell office:value-type="string">
              <text:p>231</text:p>
            </table:table-cell>
            <table:table-cell office:value-type="float" office:value="-2.2610000000000001"/>
          </table:table-row>
          <table:table-row>
            <table:table-cell office:value-type="string">
              <text:p>232</text:p>
            </table:table-cell>
            <table:table-cell office:value-type="float" office:value="-2.6920000000000002"/>
          </table:table-row>
          <table:table-row>
            <table:table-cell office:value-type="string">
              <text:p>233</text:p>
            </table:table-cell>
            <table:table-cell office:value-type="float" office:value="-2.0590000000000002"/>
          </table:table-row>
          <table:table-row>
            <table:table-cell office:value-type="string">
              <text:p>234</text:p>
            </table:table-cell>
            <table:table-cell office:value-type="float" office:value="-6.883"/>
          </table:table-row>
          <table:table-row>
            <table:table-cell office:value-type="string">
              <text:p>235</text:p>
            </table:table-cell>
            <table:table-cell office:value-type="float" office:value="-11.265000000000001"/>
          </table:table-row>
          <table:table-row>
            <table:table-cell office:value-type="string">
              <text:p>236</text:p>
            </table:table-cell>
            <table:table-cell office:value-type="float" office:value="-11.433"/>
          </table:table-row>
          <table:table-row>
            <table:table-cell office:value-type="string">
              <text:p>237</text:p>
            </table:table-cell>
            <table:table-cell office:value-type="float" office:value="-12.615"/>
          </table:table-row>
          <table:table-row>
            <table:table-cell office:value-type="string">
              <text:p>238</text:p>
            </table:table-cell>
            <table:table-cell office:value-type="float" office:value="-18.062999999999999"/>
          </table:table-row>
          <table:table-row>
            <table:table-cell office:value-type="string">
              <text:p>239</text:p>
            </table:table-cell>
            <table:table-cell office:value-type="float" office:value="-21.452999999999999"/>
          </table:table-row>
          <table:table-row>
            <table:table-cell office:value-type="string">
              <text:p>240</text:p>
            </table:table-cell>
            <table:table-cell office:value-type="float" office:value="-20.338000000000001"/>
          </table:table-row>
          <table:table-row>
            <table:table-cell office:value-type="string">
              <text:p>241</text:p>
            </table:table-cell>
            <table:table-cell office:value-type="float" office:value="-23.53"/>
          </table:table-row>
          <table:table-row>
            <table:table-cell office:value-type="string">
              <text:p>242</text:p>
            </table:table-cell>
            <table:table-cell office:value-type="float" office:value="-19.126999999999999"/>
          </table:table-row>
          <table:table-row>
            <table:table-cell office:value-type="string">
              <text:p>243</text:p>
            </table:table-cell>
            <table:table-cell office:value-type="float" office:value="-20.039000000000001"/>
          </table:table-row>
          <table:table-row>
            <table:table-cell office:value-type="string">
              <text:p>244</text:p>
            </table:table-cell>
            <table:table-cell office:value-type="float" office:value="-14.683999999999999"/>
          </table:table-row>
          <table:table-row>
            <table:table-cell office:value-type="string">
              <text:p>245</text:p>
            </table:table-cell>
            <table:table-cell office:value-type="float" office:value="-11.935"/>
          </table:table-row>
          <table:table-row>
            <table:table-cell office:value-type="string">
              <text:p>246</text:p>
            </table:table-cell>
            <table:table-cell office:value-type="float" office:value="-7.3739999999999997"/>
          </table:table-row>
          <table:table-row>
            <table:table-cell office:value-type="string">
              <text:p>247</text:p>
            </table:table-cell>
            <table:table-cell office:value-type="float" office:value="-5.5380000000000003"/>
          </table:table-row>
          <table:table-row>
            <table:table-cell office:value-type="string">
              <text:p>248</text:p>
            </table:table-cell>
            <table:table-cell office:value-type="float" office:value="-2.431"/>
          </table:table-row>
          <table:table-row>
            <table:table-cell office:value-type="string">
              <text:p>249</text:p>
            </table:table-cell>
            <table:table-cell office:value-type="float" office:value="-0.21099899999999999"/>
          </table:table-row>
          <table:table-row>
            <table:table-cell office:value-type="string">
              <text:p>250</text:p>
            </table:table-cell>
            <table:table-cell office:value-type="float" office:value="-0.33600000000000002"/>
          </table:table-row>
          <table:table-row>
            <table:table-cell office:value-type="string">
              <text:p>251</text:p>
            </table:table-cell>
            <table:table-cell office:value-type="float" office:value="-0.26699800000000001"/>
          </table:table-row>
          <table:table-row>
            <table:table-cell office:value-type="string">
              <text:p>252</text:p>
            </table:table-cell>
            <table:table-cell office:value-type="float" office:value="0.53600000000000003"/>
          </table:table-row>
          <table:table-row>
            <table:table-cell office:value-type="string">
              <text:p>253</text:p>
            </table:table-cell>
            <table:table-cell office:value-type="float" office:value="0.17"/>
          </table:table-row>
          <table:table-row>
            <table:table-cell office:value-type="string">
              <text:p>254</text:p>
            </table:table-cell>
            <table:table-cell office:value-type="float" office:value="5.9995700000000001E-3"/>
          </table:table-row>
          <table:table-row>
            <table:table-cell office:value-type="string">
              <text:p>255</text:p>
            </table:table-cell>
            <table:table-cell office:value-type="float" office:value="0.245"/>
          </table:table-row>
          <table:table-row>
            <table:table-cell office:value-type="string">
              <text:p>256</text:p>
            </table:table-cell>
            <table:table-cell office:value-type="float" office:value="-5.2999999999999999E-2"/>
          </table:table-row>
          <table:table-row>
            <table:table-cell office:value-type="string">
              <text:p>257</text:p>
            </table:table-cell>
            <table:table-cell office:value-type="float" office:value="-0.27600000000000002"/>
          </table:table-row>
          <table:table-row>
            <table:table-cell office:value-type="string">
              <text:p>258</text:p>
            </table:table-cell>
            <table:table-cell office:value-type="float" office:value="-7.1999999999999995E-2"/>
          </table:table-row>
          <table:table-row>
            <table:table-cell office:value-type="string">
              <text:p>259</text:p>
            </table:table-cell>
            <table:table-cell office:value-type="float" office:value="-0.85399999999999998"/>
          </table:table-row>
          <table:table-row>
            <table:table-cell office:value-type="string">
              <text:p>260</text:p>
            </table:table-cell>
            <table:table-cell office:value-type="float" office:value="-0.88700000000000001"/>
          </table:table-row>
          <table:table-row>
            <table:table-cell office:value-type="string">
              <text:p>261</text:p>
            </table:table-cell>
            <table:table-cell office:value-type="float" office:value="-1.2589999999999999"/>
          </table:table-row>
          <table:table-row>
            <table:table-cell office:value-type="string">
              <text:p>262</text:p>
            </table:table-cell>
            <table:table-cell office:value-type="float" office:value="-0.88400000000000001"/>
          </table:table-row>
          <table:table-row>
            <table:table-cell office:value-type="string">
              <text:p>263</text:p>
            </table:table-cell>
            <table:table-cell office:value-type="float" office:value="-0.36299999999999999"/>
          </table:table-row>
          <table:table-row>
            <table:table-cell office:value-type="string">
              <text:p>264</text:p>
            </table:table-cell>
            <table:table-cell office:value-type="float" office:value="1.042"/>
          </table:table-row>
          <table:table-row>
            <table:table-cell office:value-type="string">
              <text:p>265</text:p>
            </table:table-cell>
            <table:table-cell office:value-type="float" office:value="1.2090000000000001"/>
          </table:table-row>
          <table:table-row>
            <table:table-cell office:value-type="string">
              <text:p>266</text:p>
            </table:table-cell>
            <table:table-cell office:value-type="float" office:value="-0.221001"/>
          </table:table-row>
          <table:table-row>
            <table:table-cell office:value-type="string">
              <text:p>267</text:p>
            </table:table-cell>
            <table:table-cell office:value-type="float" office:value="-0.28499999999999998"/>
          </table:table-row>
          <table:table-row>
            <table:table-cell office:value-type="string">
              <text:p>268</text:p>
            </table:table-cell>
            <table:table-cell office:value-type="float" office:value="-2.7000400000000001E-2"/>
          </table:table-row>
          <table:table-row>
            <table:table-cell office:value-type="string">
              <text:p>269</text:p>
            </table:table-cell>
            <table:table-cell office:value-type="float" office:value="-0.30499900000000002"/>
          </table:table-row>
          <table:table-row>
            <table:table-cell office:value-type="string">
              <text:p>270</text:p>
            </table:table-cell>
            <table:table-cell office:value-type="float" office:value="-0.46200000000000002"/>
          </table:table-row>
          <table:table-row>
            <table:table-cell office:value-type="string">
              <text:p>271</text:p>
            </table:table-cell>
            <table:table-cell office:value-type="float" office:value="-0.81100000000000005"/>
          </table:table-row>
          <table:table-row>
            <table:table-cell office:value-type="string">
              <text:p>272</text:p>
            </table:table-cell>
            <table:table-cell office:value-type="float" office:value="-0.47699999999999998"/>
          </table:table-row>
          <table:table-row>
            <table:table-cell office:value-type="string">
              <text:p>273</text:p>
            </table:table-cell>
            <table:table-cell office:value-type="float" office:value="-0.84299999999999997"/>
          </table:table-row>
          <table:table-row>
            <table:table-cell office:value-type="string">
              <text:p>274</text:p>
            </table:table-cell>
            <table:table-cell office:value-type="float" office:value="-9.9999900000000003E-2"/>
          </table:table-row>
          <table:table-row>
            <table:table-cell office:value-type="string">
              <text:p>275</text:p>
            </table:table-cell>
            <table:table-cell office:value-type="float" office:value="8.2000299999999998E-2"/>
          </table:table-row>
          <table:table-row>
            <table:table-cell office:value-type="string">
              <text:p>276</text:p>
            </table:table-cell>
            <table:table-cell office:value-type="float" office:value="5.4999399999999997E-2"/>
          </table:table-row>
          <table:table-row>
            <table:table-cell office:value-type="string">
              <text:p>277</text:p>
            </table:table-cell>
            <table:table-cell office:value-type="float" office:value="0.39100000000000001"/>
          </table:table-row>
          <table:table-row>
            <table:table-cell office:value-type="string">
              <text:p>278</text:p>
            </table:table-cell>
            <table:table-cell office:value-type="float" office:value="0.33799899999999999"/>
          </table:table-row>
          <table:table-row>
            <table:table-cell office:value-type="string">
              <text:p>279</text:p>
            </table:table-cell>
            <table:table-cell office:value-type="float" office:value="0.24"/>
          </table:table-row>
          <table:table-row>
            <table:table-cell office:value-type="string">
              <text:p>280</text:p>
            </table:table-cell>
            <table:table-cell office:value-type="float" office:value="0.85699999999999998"/>
          </table:table-row>
          <table:table-row>
            <table:table-cell office:value-type="string">
              <text:p>281</text:p>
            </table:table-cell>
            <table:table-cell office:value-type="float" office:value="1.83"/>
          </table:table-row>
          <table:table-row>
            <table:table-cell office:value-type="string">
              <text:p>282</text:p>
            </table:table-cell>
            <table:table-cell office:value-type="float" office:value="2.1640000000000001"/>
          </table:table-row>
          <table:table-row>
            <table:table-cell office:value-type="string">
              <text:p>283</text:p>
            </table:table-cell>
            <table:table-cell office:value-type="float" office:value="0.44000099999999998"/>
          </table:table-row>
          <table:table-row>
            <table:table-cell office:value-type="string">
              <text:p>284</text:p>
            </table:table-cell>
            <table:table-cell office:value-type="float" office:value="0.80500000000000005"/>
          </table:table-row>
          <table:table-row>
            <table:table-cell office:value-type="string">
              <text:p>285</text:p>
            </table:table-cell>
            <table:table-cell office:value-type="float" office:value="-0.13600000000000001"/>
          </table:table-row>
          <table:table-row>
            <table:table-cell office:value-type="string">
              <text:p>286</text:p>
            </table:table-cell>
            <table:table-cell office:value-type="float" office:value="0.52"/>
          </table:table-row>
          <table:table-row>
            <table:table-cell office:value-type="string">
              <text:p>287</text:p>
            </table:table-cell>
            <table:table-cell office:value-type="float" office:value="-2.8999299999999999E-2"/>
          </table:table-row>
          <table:table-row>
            <table:table-cell office:value-type="string">
              <text:p>288</text:p>
            </table:table-cell>
            <table:table-cell office:value-type="float" office:value="-2.6001E-2"/>
          </table:table-row>
          <table:table-row>
            <table:table-cell office:value-type="string">
              <text:p>289</text:p>
            </table:table-cell>
            <table:table-cell office:value-type="float" office:value="0.121"/>
          </table:table-row>
          <table:table-row>
            <table:table-cell office:value-type="string">
              <text:p>290</text:p>
            </table:table-cell>
            <table:table-cell office:value-type="float" office:value="-0.53700099999999995"/>
          </table:table-row>
          <table:table-row>
            <table:table-cell office:value-type="string">
              <text:p>291</text:p>
            </table:table-cell>
            <table:table-cell office:value-type="float" office:value="-0.24399999999999999"/>
          </table:table-row>
          <table:table-row>
            <table:table-cell office:value-type="string">
              <text:p>292</text:p>
            </table:table-cell>
            <table:table-cell office:value-type="float" office:value="-0.151"/>
          </table:table-row>
          <table:table-row>
            <table:table-cell office:value-type="string">
              <text:p>293</text:p>
            </table:table-cell>
            <table:table-cell office:value-type="float" office:value="-0.312"/>
          </table:table-row>
          <table:table-row>
            <table:table-cell office:value-type="string">
              <text:p>294</text:p>
            </table:table-cell>
            <table:table-cell office:value-type="float" office:value="0.10299999999999999"/>
          </table:table-row>
          <table:table-row>
            <table:table-cell office:value-type="string">
              <text:p>295</text:p>
            </table:table-cell>
            <table:table-cell office:value-type="float" office:value="-0.442"/>
          </table:table-row>
          <table:table-row>
            <table:table-cell office:value-type="string">
              <text:p>296</text:p>
            </table:table-cell>
            <table:table-cell office:value-type="float" office:value="-0.16200000000000001"/>
          </table:table-row>
          <table:table-row>
            <table:table-cell office:value-type="string">
              <text:p>297</text:p>
            </table:table-cell>
            <table:table-cell office:value-type="float" office:value="-0.54700000000000004"/>
          </table:table-row>
          <table:table-row>
            <table:table-cell office:value-type="string">
              <text:p>298</text:p>
            </table:table-cell>
            <table:table-cell office:value-type="float" office:value="-0.432"/>
          </table:table-row>
          <table:table-row>
            <table:table-cell office:value-type="string">
              <text:p>299</text:p>
            </table:table-cell>
            <table:table-cell office:value-type="float" office:value="-0.53500000000000003"/>
          </table:table-row>
          <table:table-row>
            <table:table-cell office:value-type="string">
              <text:p>300</text:p>
            </table:table-cell>
            <table:table-cell office:value-type="float" office:value="-0.40799999999999997"/>
          </table:table-row>
          <table:table-row>
            <table:table-cell office:value-type="string">
              <text:p>301</text:p>
            </table:table-cell>
            <table:table-cell office:value-type="float" office:value="-0.435"/>
          </table:table-row>
          <table:table-row>
            <table:table-cell office:value-type="string">
              <text:p>302</text:p>
            </table:table-cell>
            <table:table-cell office:value-type="float" office:value="-1.069"/>
          </table:table-row>
          <table:table-row>
            <table:table-cell office:value-type="string">
              <text:p>303</text:p>
            </table:table-cell>
            <table:table-cell office:value-type="float" office:value="-0.82099999999999995"/>
          </table:table-row>
          <table:table-row>
            <table:table-cell office:value-type="string">
              <text:p>304</text:p>
            </table:table-cell>
            <table:table-cell office:value-type="float" office:value="-0.54900000000000004"/>
          </table:table-row>
          <table:table-row>
            <table:table-cell office:value-type="string">
              <text:p>305</text:p>
            </table:table-cell>
            <table:table-cell office:value-type="float" office:value="-0.67500000000000004"/>
          </table:table-row>
          <table:table-row>
            <table:table-cell office:value-type="string">
              <text:p>306</text:p>
            </table:table-cell>
            <table:table-cell office:value-type="float" office:value="-0.55700000000000005"/>
          </table:table-row>
          <table:table-row>
            <table:table-cell office:value-type="string">
              <text:p>307</text:p>
            </table:table-cell>
            <table:table-cell office:value-type="float" office:value="-0.621"/>
          </table:table-row>
          <table:table-row>
            <table:table-cell office:value-type="string">
              <text:p>308</text:p>
            </table:table-cell>
            <table:table-cell office:value-type="float" office:value="-0.74"/>
          </table:table-row>
          <table:table-row>
            <table:table-cell office:value-type="string">
              <text:p>309</text:p>
            </table:table-cell>
            <table:table-cell office:value-type="float" office:value="-0.51400000000000001"/>
          </table:table-row>
          <table:table-row>
            <table:table-cell office:value-type="string">
              <text:p>310</text:p>
            </table:table-cell>
            <table:table-cell office:value-type="float" office:value="-0.39600000000000002"/>
          </table:table-row>
          <table:table-row>
            <table:table-cell office:value-type="string">
              <text:p>311</text:p>
            </table:table-cell>
            <table:table-cell office:value-type="float" office:value="-4.5000100000000001E-2"/>
          </table:table-row>
          <table:table-row>
            <table:table-cell office:value-type="string">
              <text:p>312</text:p>
            </table:table-cell>
            <table:table-cell office:value-type="float" office:value="-0.44700099999999998"/>
          </table:table-row>
          <table:table-row>
            <table:table-cell office:value-type="string">
              <text:p>313</text:p>
            </table:table-cell>
            <table:table-cell office:value-type="float" office:value="-0.52700000000000002"/>
          </table:table-row>
          <table:table-row>
            <table:table-cell office:value-type="string">
              <text:p>314</text:p>
            </table:table-cell>
            <table:table-cell office:value-type="float" office:value="-0.44600000000000001"/>
          </table:table-row>
          <table:table-row>
            <table:table-cell office:value-type="string">
              <text:p>315</text:p>
            </table:table-cell>
            <table:table-cell office:value-type="float" office:value="-0.16700000000000001"/>
          </table:table-row>
          <table:table-row>
            <table:table-cell office:value-type="string">
              <text:p>316</text:p>
            </table:table-cell>
            <table:table-cell office:value-type="float" office:value="0.16899900000000001"/>
          </table:table-row>
          <table:table-row>
            <table:table-cell office:value-type="string">
              <text:p>317</text:p>
            </table:table-cell>
            <table:table-cell office:value-type="float" office:value="-0.96799999999999997"/>
          </table:table-row>
          <table:table-row>
            <table:table-cell office:value-type="string">
              <text:p>318</text:p>
            </table:table-cell>
            <table:table-cell office:value-type="float" office:value="1.7310000000000001"/>
          </table:table-row>
          <table:table-row>
            <table:table-cell office:value-type="string">
              <text:p>319</text:p>
            </table:table-cell>
            <table:table-cell office:value-type="float" office:value="-1.133"/>
          </table:table-row>
          <table:table-row>
            <table:table-cell office:value-type="string">
              <text:p>320</text:p>
            </table:table-cell>
            <table:table-cell office:value-type="float" office:value="1.2170000000000001"/>
          </table:table-row>
          <table:table-row>
            <table:table-cell office:value-type="string">
              <text:p>321</text:p>
            </table:table-cell>
            <table:table-cell office:value-type="float" office:value="5.6929999999999996"/>
          </table:table-row>
          <table:table-row>
            <table:table-cell office:value-type="string">
              <text:p>322</text:p>
            </table:table-cell>
            <table:table-cell office:value-type="float" office:value="3.3039999999999998"/>
          </table:table-row>
          <table:table-row>
            <table:table-cell office:value-type="string">
              <text:p>323</text:p>
            </table:table-cell>
            <table:table-cell office:value-type="float" office:value="6.4720000000000004"/>
          </table:table-row>
          <table:table-row>
            <table:table-cell office:value-type="string">
              <text:p>324</text:p>
            </table:table-cell>
            <table:table-cell office:value-type="float" office:value="10.196"/>
          </table:table-row>
          <table:table-row>
            <table:table-cell office:value-type="string">
              <text:p>325</text:p>
            </table:table-cell>
            <table:table-cell office:value-type="float" office:value="10.589"/>
          </table:table-row>
          <table:table-row>
            <table:table-cell office:value-type="string">
              <text:p>326</text:p>
            </table:table-cell>
            <table:table-cell office:value-type="float" office:value="13.898999999999999"/>
          </table:table-row>
          <table:table-row>
            <table:table-cell office:value-type="string">
              <text:p>327</text:p>
            </table:table-cell>
            <table:table-cell office:value-type="float" office:value="-2.7000400000000001E-2"/>
          </table:table-row>
          <table:table-row>
            <table:table-cell office:value-type="string">
              <text:p>328</text:p>
            </table:table-cell>
            <table:table-cell office:value-type="float" office:value="-0.629"/>
          </table:table-row>
          <table:table-row>
            <table:table-cell office:value-type="string">
              <text:p>329</text:p>
            </table:table-cell>
            <table:table-cell office:value-type="float" office:value="-0.6"/>
          </table:table-row>
          <table:table-row>
            <table:table-cell office:value-type="string">
              <text:p>330</text:p>
            </table:table-cell>
            <table:table-cell office:value-type="float" office:value="-0.64500000000000002"/>
          </table:table-row>
          <table:table-row>
            <table:table-cell office:value-type="string">
              <text:p>331</text:p>
            </table:table-cell>
            <table:table-cell office:value-type="float" office:value="-0.73299999999999998"/>
          </table:table-row>
          <table:table-row>
            <table:table-cell office:value-type="string">
              <text:p>332</text:p>
            </table:table-cell>
            <table:table-cell office:value-type="float" office:value="-0.65"/>
          </table:table-row>
          <table:table-row>
            <table:table-cell office:value-type="string">
              <text:p>333</text:p>
            </table:table-cell>
            <table:table-cell office:value-type="float" office:value="-0.58299999999999996"/>
          </table:table-row>
          <table:table-row>
            <table:table-cell office:value-type="string">
              <text:p>334</text:p>
            </table:table-cell>
            <table:table-cell office:value-type="float" office:value="-0.64100000000000001"/>
          </table:table-row>
          <table:table-row>
            <table:table-cell office:value-type="string">
              <text:p>335</text:p>
            </table:table-cell>
            <table:table-cell office:value-type="float" office:value="-0.58199999999999996"/>
          </table:table-row>
          <table:table-row>
            <table:table-cell office:value-type="string">
              <text:p>336</text:p>
            </table:table-cell>
            <table:table-cell office:value-type="float" office:value="-1.673"/>
          </table:table-row>
          <table:table-row>
            <table:table-cell office:value-type="string">
              <text:p>337</text:p>
            </table:table-cell>
            <table:table-cell office:value-type="float" office:value="-2.4449999999999998"/>
          </table:table-row>
          <table:table-row>
            <table:table-cell office:value-type="string">
              <text:p>338</text:p>
            </table:table-cell>
            <table:table-cell office:value-type="float" office:value="-0.77300000000000002"/>
          </table:table-row>
          <table:table-row>
            <table:table-cell office:value-type="string">
              <text:p>339</text:p>
            </table:table-cell>
            <table:table-cell office:value-type="float" office:value="0.96299999999999997"/>
          </table:table-row>
          <table:table-row>
            <table:table-cell office:value-type="string">
              <text:p>340</text:p>
            </table:table-cell>
            <table:table-cell office:value-type="float" office:value="-0.400001"/>
          </table:table-row>
          <table:table-row>
            <table:table-cell office:value-type="string">
              <text:p>341</text:p>
            </table:table-cell>
            <table:table-cell office:value-type="float" office:value="-0.35599999999999998"/>
          </table:table-row>
          <table:table-row>
            <table:table-cell office:value-type="string">
              <text:p>342</text:p>
            </table:table-cell>
            <table:table-cell office:value-type="float" office:value="-0.77600000000000002"/>
          </table:table-row>
          <table:table-row>
            <table:table-cell office:value-type="string">
              <text:p>343</text:p>
            </table:table-cell>
            <table:table-cell office:value-type="float" office:value="-1.353"/>
          </table:table-row>
          <table:table-row>
            <table:table-cell office:value-type="string">
              <text:p>344</text:p>
            </table:table-cell>
            <table:table-cell office:value-type="float" office:value="-0.72399999999999998"/>
          </table:table-row>
          <table:table-row>
            <table:table-cell office:value-type="string">
              <text:p>345</text:p>
            </table:table-cell>
            <table:table-cell office:value-type="float" office:value="-1.9870000000000001"/>
          </table:table-row>
          <table:table-row>
            <table:table-cell office:value-type="string">
              <text:p>346</text:p>
            </table:table-cell>
            <table:table-cell office:value-type="float" office:value="-1.556"/>
          </table:table-row>
          <table:table-row>
            <table:table-cell office:value-type="string">
              <text:p>347</text:p>
            </table:table-cell>
            <table:table-cell office:value-type="float" office:value="-1.034"/>
          </table:table-row>
          <table:table-row>
            <table:table-cell office:value-type="string">
              <text:p>348</text:p>
            </table:table-cell>
            <table:table-cell office:value-type="float" office:value="-1.0309999999999999"/>
          </table:table-row>
          <table:table-row>
            <table:table-cell office:value-type="string">
              <text:p>349</text:p>
            </table:table-cell>
            <table:table-cell office:value-type="float" office:value="-0.72199999999999998"/>
          </table:table-row>
          <table:table-row>
            <table:table-cell office:value-type="string">
              <text:p>350</text:p>
            </table:table-cell>
            <table:table-cell office:value-type="float" office:value="-0.66400000000000003"/>
          </table:table-row>
          <table:table-row>
            <table:table-cell office:value-type="string">
              <text:p>351</text:p>
            </table:table-cell>
            <table:table-cell office:value-type="float" office:value="-0.60899999999999999"/>
          </table:table-row>
          <table:table-row>
            <table:table-cell office:value-type="string">
              <text:p>352</text:p>
            </table:table-cell>
            <table:table-cell office:value-type="float" office:value="-0.60099999999999998"/>
          </table:table-row>
          <table:table-row>
            <table:table-cell office:value-type="string">
              <text:p>353</text:p>
            </table:table-cell>
            <table:table-cell office:value-type="float" office:value="-0.35699999999999998"/>
          </table:table-row>
          <table:table-row>
            <table:table-cell office:value-type="string">
              <text:p>354</text:p>
            </table:table-cell>
            <table:table-cell office:value-type="float" office:value="-0.278999"/>
          </table:table-row>
          <table:table-row>
            <table:table-cell office:value-type="string">
              <text:p>355</text:p>
            </table:table-cell>
            <table:table-cell office:value-type="float" office:value="-7.9999899999999999E-2"/>
          </table:table-row>
          <table:table-row>
            <table:table-cell office:value-type="string">
              <text:p>356</text:p>
            </table:table-cell>
            <table:table-cell office:value-type="float" office:value="-0.31799899999999998"/>
          </table:table-row>
          <table:table-row>
            <table:table-cell office:value-type="string">
              <text:p>357</text:p>
            </table:table-cell>
            <table:table-cell office:value-type="float" office:value="-0.30699900000000002"/>
          </table:table-row>
          <table:table-row>
            <table:table-cell office:value-type="string">
              <text:p>358</text:p>
            </table:table-cell>
            <table:table-cell office:value-type="float" office:value="0.91799900000000001"/>
          </table:table-row>
          <table:table-row>
            <table:table-cell office:value-type="string">
              <text:p>359</text:p>
            </table:table-cell>
            <table:table-cell office:value-type="float" office:value="-0.38600000000000001"/>
          </table:table-row>
          <table:table-row>
            <table:table-cell office:value-type="string">
              <text:p>360</text:p>
            </table:table-cell>
            <table:table-cell office:value-type="float" office:value="-3.4"/>
          </table:table-row>
          <table:table-row>
            <table:table-cell office:value-type="string">
              <text:p>361</text:p>
            </table:table-cell>
            <table:table-cell office:value-type="float" office:value="-1.43"/>
          </table:table-row>
          <table:table-row>
            <table:table-cell office:value-type="string">
              <text:p>362</text:p>
            </table:table-cell>
            <table:table-cell office:value-type="float" office:value="-2.8820000000000001"/>
          </table:table-row>
          <table:table-row>
            <table:table-cell office:value-type="string">
              <text:p>363</text:p>
            </table:table-cell>
            <table:table-cell office:value-type="float" office:value="-4.4889999999999999"/>
          </table:table-row>
          <table:table-row>
            <table:table-cell office:value-type="string">
              <text:p>364</text:p>
            </table:table-cell>
            <table:table-cell office:value-type="float" office:value="-6.9909999999999997"/>
          </table:table-row>
          <table:table-row>
            <table:table-cell office:value-type="string">
              <text:p>365</text:p>
            </table:table-cell>
            <table:table-cell office:value-type="float" office:value="-7.7530000000000001"/>
          </table:table-row>
          <table:table-row>
            <table:table-cell office:value-type="string">
              <text:p>366</text:p>
            </table:table-cell>
            <table:table-cell office:value-type="float" office:value="-8.6839999999999993"/>
          </table:table-row>
          <table:table-row>
            <table:table-cell office:value-type="string">
              <text:p>367</text:p>
            </table:table-cell>
            <table:table-cell office:value-type="float" office:value="-11.173"/>
          </table:table-row>
          <table:table-row>
            <table:table-cell office:value-type="string">
              <text:p>368</text:p>
            </table:table-cell>
            <table:table-cell office:value-type="float" office:value="-17.128"/>
          </table:table-row>
          <table:table-row>
            <table:table-cell office:value-type="string">
              <text:p>369</text:p>
            </table:table-cell>
            <table:table-cell office:value-type="float" office:value="-18.312999999999999"/>
          </table:table-row>
          <table:table-row>
            <table:table-cell office:value-type="string">
              <text:p>370</text:p>
            </table:table-cell>
            <table:table-cell office:value-type="float" office:value="-12.965999999999999"/>
          </table:table-row>
          <table:table-row>
            <table:table-cell office:value-type="string">
              <text:p>371</text:p>
            </table:table-cell>
            <table:table-cell office:value-type="float" office:value="-12.260999999999999"/>
          </table:table-row>
          <table:table-row>
            <table:table-cell office:value-type="string">
              <text:p>372</text:p>
            </table:table-cell>
            <table:table-cell office:value-type="float" office:value="-8.9559999999999995"/>
          </table:table-row>
          <table:table-row>
            <table:table-cell office:value-type="string">
              <text:p>373</text:p>
            </table:table-cell>
            <table:table-cell office:value-type="float" office:value="-10.988"/>
          </table:table-row>
          <table:table-row>
            <table:table-cell office:value-type="string">
              <text:p>374</text:p>
            </table:table-cell>
            <table:table-cell office:value-type="float" office:value="-14.289"/>
          </table:table-row>
          <table:table-row>
            <table:table-cell office:value-type="string">
              <text:p>375</text:p>
            </table:table-cell>
            <table:table-cell office:value-type="float" office:value="-15.603999999999999"/>
          </table:table-row>
          <table:table-row>
            <table:table-cell office:value-type="string">
              <text:p>376</text:p>
            </table:table-cell>
            <table:table-cell office:value-type="float" office:value="-16.274000000000001"/>
          </table:table-row>
          <table:table-row>
            <table:table-cell office:value-type="string">
              <text:p>377</text:p>
            </table:table-cell>
            <table:table-cell office:value-type="float" office:value="-15.826000000000001"/>
          </table:table-row>
          <table:table-row>
            <table:table-cell office:value-type="string">
              <text:p>378</text:p>
            </table:table-cell>
            <table:table-cell office:value-type="float" office:value="-1.722"/>
          </table:table-row>
          <table:table-row>
            <table:table-cell office:value-type="string">
              <text:p>379</text:p>
            </table:table-cell>
            <table:table-cell office:value-type="float" office:value="-0.97899899999999995"/>
          </table:table-row>
          <table:table-row>
            <table:table-cell office:value-type="string">
              <text:p>380</text:p>
            </table:table-cell>
            <table:table-cell office:value-type="float" office:value="-0.72899999999999998"/>
          </table:table-row>
          <table:table-row>
            <table:table-cell office:value-type="string">
              <text:p>381</text:p>
            </table:table-cell>
            <table:table-cell office:value-type="float" office:value="-0.92"/>
          </table:table-row>
          <table:table-row>
            <table:table-cell office:value-type="string">
              <text:p>382</text:p>
            </table:table-cell>
            <table:table-cell office:value-type="float" office:value="-0.753"/>
          </table:table-row>
          <table:table-row>
            <table:table-cell office:value-type="string">
              <text:p>383</text:p>
            </table:table-cell>
            <table:table-cell office:value-type="float" office:value="-0.86899999999999999"/>
          </table:table-row>
          <table:table-row>
            <table:table-cell office:value-type="string">
              <text:p>384</text:p>
            </table:table-cell>
            <table:table-cell office:value-type="float" office:value="-0.98899999999999999"/>
          </table:table-row>
          <table:table-row>
            <table:table-cell office:value-type="string">
              <text:p>385</text:p>
            </table:table-cell>
            <table:table-cell office:value-type="float" office:value="-1.081"/>
          </table:table-row>
          <table:table-row>
            <table:table-cell office:value-type="string">
              <text:p>386</text:p>
            </table:table-cell>
            <table:table-cell office:value-type="float" office:value="-1.2170000000000001"/>
          </table:table-row>
          <table:table-row>
            <table:table-cell office:value-type="string">
              <text:p>387</text:p>
            </table:table-cell>
            <table:table-cell office:value-type="float" office:value="-1.3160000000000001"/>
          </table:table-row>
          <table:table-row>
            <table:table-cell office:value-type="string">
              <text:p>388</text:p>
            </table:table-cell>
            <table:table-cell office:value-type="float" office:value="-1.5109999999999999"/>
          </table:table-row>
          <table:table-row>
            <table:table-cell office:value-type="string">
              <text:p>389</text:p>
            </table:table-cell>
            <table:table-cell office:value-type="float" office:value="-1.4490000000000001"/>
          </table:table-row>
          <table:table-row>
            <table:table-cell office:value-type="string">
              <text:p>390</text:p>
            </table:table-cell>
            <table:table-cell office:value-type="float" office:value="-1.6379999999999999"/>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